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AccentMidBox">
      <style:paragraph-properties style:writing-mode="lr-tb"/>
    </style:style>
    <style:style style:name="P13" style:family="paragraph" style:parent-style-name="AccentLowBox">
      <style:paragraph-properties fo:text-align="center" style:justify-single-word="false"/>
    </style:style>
    <style:style style:name="P14" style:family="paragraph" style:parent-style-name="Text_20_body">
      <style:paragraph-properties fo:keep-with-next="always"/>
    </style:style>
    <style:style style:name="P15" style:family="paragraph" style:parent-style-name="AccentLowHead">
      <style:paragraph-properties fo:margin-top="0.499cm" fo:margin-bottom="0.3cm"/>
    </style:style>
    <style:style style:name="P16" style:family="paragraph" style:parent-style-name="AccentHighHead">
      <style:paragraph-properties fo:margin-top="0.499cm" fo:margin-bottom="0.3cm"/>
    </style:style>
    <style:style style:name="P17" style:family="paragraph" style:parent-style-name="AccentHighHead">
      <style:paragraph-properties fo:margin-left="0.801cm" fo:margin-right="0.499cm" fo:text-indent="-0.3cm" style:auto-text-indent="false">
        <style:tab-stops/>
      </style:paragraph-properties>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tab-stops>
      </style:paragraph-properties>
    </style:style>
    <style:style style:name="P20" style:family="paragraph" style:parent-style-name="Contents_20_1">
      <style:paragraph-properties>
        <style:tab-stops>
          <style:tab-stop style:position="17cm" style:type="right"/>
        </style:tab-stops>
      </style:paragraph-properties>
    </style:style>
    <style:style style:name="P21" style:family="paragraph" style:parent-style-name="Contents_20_4">
      <style:paragraph-properties>
        <style:tab-stops>
          <style:tab-stop style:position="15.503cm" style:type="right"/>
        </style:tab-stops>
      </style:paragraph-properties>
    </style:style>
    <style:style style:name="P22" style:family="paragraph" style:parent-style-name="Contents_20_3">
      <style:paragraph-properties>
        <style:tab-stops>
          <style:tab-stop style:position="16.002cm" style:type="right"/>
        </style:tab-stops>
      </style:paragraph-properties>
    </style:style>
    <style:style style:name="P23" style:family="paragraph" style:parent-style-name="AccentMidBox" style:list-style-name="BwAufzählung">
      <style:paragraph-properties fo:margin-left="0.499cm" fo:margin-right="0.499cm" fo:text-indent="0cm" style:auto-text-indent="false"/>
    </style:style>
    <style:style style:name="P24" style:family="paragraph" style:parent-style-name="AccentHighBox" style:list-style-name="BwAufzählung">
      <style:paragraph-properties fo:margin-left="0.801cm" fo:margin-right="0.499cm" fo:text-indent="-0.3cm" style:auto-text-indent="false">
        <style:tab-stops/>
      </style:paragraph-properties>
    </style:style>
    <style:style style:name="P25" style:family="paragraph" style:parent-style-name="Heading_20_4">
      <style:text-properties fo:language="en" fo:country="GB"/>
    </style:style>
    <style:style style:name="P26" style:family="paragraph" style:parent-style-name="Heading_20_3">
      <style:text-properties style:font-name="Tahoma3" style:font-name-asian="Wingdings" style:font-name-complex="Wingdings"/>
    </style:style>
    <style:style style:name="P27" style:family="paragraph" style:parent-style-name="Heading_20_3" style:list-style-name="Nummerierung_20_3_20_mit_20_Nummern"/>
    <style:style style:name="P28" style:family="paragraph" style:parent-style-name="Heading_20_3">
      <style:text-properties fo:language="en" fo:country="GB"/>
    </style:style>
    <style:style style:name="P29" style:family="paragraph" style:parent-style-name="Heading_20_3" style:list-style-name="Nummerierung_20_3_20_mit_20_Nummern">
      <style:text-properties fo:language="en" fo:country="GB"/>
    </style:style>
    <style:style style:name="P30" style:family="paragraph" style:parent-style-name="Heading_20_3">
      <style:paragraph-properties fo:break-before="page"/>
    </style:style>
    <style:style style:name="P31" style:family="paragraph" style:parent-style-name="Heading_20_3">
      <style:paragraph-properties style:writing-mode="lr-tb"/>
    </style:style>
    <style:style style:name="P32" style:family="paragraph" style:parent-style-name="Heading_20_2">
      <style:text-properties style:font-name="Tahoma3" style:font-name-asian="Wingdings" style:font-name-complex="Wingdings"/>
    </style:style>
    <style:style style:name="P33" style:family="paragraph" style:parent-style-name="Heading_20_2">
      <style:paragraph-properties fo:break-before="page"/>
    </style:style>
    <style:style style:name="P34" style:family="paragraph" style:parent-style-name="Heading_20_2" style:master-page-name="">
      <style:paragraph-properties style:page-number="auto" fo:keep-with-next="always"/>
    </style:style>
    <style:style style:name="P35" style:family="paragraph" style:parent-style-name="Text_20_body" style:list-style-name="List_20_1"/>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text-properties style:font-name="Tahoma3" style:font-name-asian="Wingdings" style:font-name-complex="Wingdings"/>
    </style:style>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9"/>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ist_20_1">
      <style:paragraph-properties fo:margin-top="0cm" fo:margin-bottom="0.15cm"/>
    </style:style>
    <style:style style:name="P48" style:family="paragraph" style:parent-style-name="Text_20_body">
      <style:paragraph-properties style:writing-mode="lr-tb"/>
    </style:style>
    <style:style style:name="P49" style:family="paragraph" style:parent-style-name="Text_20_body" style:list-style-name="L1">
      <style:paragraph-properties style:writing-mode="lr-tb"/>
    </style:style>
    <style:style style:name="P50" style:family="paragraph" style:parent-style-name="Text_20_body" style:list-style-name="L8">
      <style:paragraph-properties style:writing-mode="lr-tb"/>
    </style:style>
    <style:style style:name="P51" style:family="paragraph" style:parent-style-name="Text_20_body">
      <style:paragraph-properties style:writing-mode="lr-tb"/>
      <style:text-properties fo:font-weight="bold" style:font-weight-asian="bold" style:font-weight-complex="bold"/>
    </style:style>
    <style:style style:name="P52" style:family="paragraph" style:parent-style-name="Text_20_body" style:list-style-name="L11">
      <style:paragraph-properties fo:margin-top="0cm" fo:margin-bottom="0cm"/>
    </style:style>
    <style:style style:name="P53" style:family="paragraph" style:parent-style-name="Text_20_body" style:list-style-name="L12">
      <style:paragraph-properties fo:margin-top="0cm" fo:margin-bottom="0cm"/>
    </style:style>
    <style:style style:name="P54" style:family="paragraph" style:parent-style-name="Text_20_body" style:list-style-name="L13">
      <style:paragraph-properties fo:margin-top="0cm" fo:margin-bottom="0cm"/>
    </style:style>
    <style:style style:name="P55" style:family="paragraph" style:parent-style-name="Standard" style:list-style-name="L10"/>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style:font-name="Arial1"/>
    </style:style>
    <style:style style:name="T7" style:family="text">
      <style:text-properties style:text-position="super 58%" style:font-name="Arial1" style:font-name-asian="Wingdings" style:font-name-complex="Wingdings"/>
    </style:style>
    <style:style style:name="T8"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style:text-position="33% 80%"/>
    </style:style>
    <style:style style:name="T22" style:family="text">
      <style:text-properties fo:font-weight="bold" style:font-weight-asian="bold" style:font-weight-complex="bold"/>
    </style:style>
    <style:style style:name="T23"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changed-region xml:id="ct140375572026320" text:id="ct140375572026320">
          <text:insertion>
            <office:change-info>
              <dc:creator>Romana Boldt</dc:creator>
              <dc:date>2019-04-15T19:44:00</dc:date>
            </office:change-info>
          </text:insertion>
        </text:changed-region>
        <text:changed-region xml:id="ct140375779725064" text:id="ct140375779725064">
          <text:insertion>
            <office:change-info>
              <dc:creator>Romana Boldt</dc:creator>
              <dc:date>2019-04-15T19:45:00</dc:date>
            </office:change-info>
          </text:insertion>
        </text:changed-region>
        <text:changed-region xml:id="ct140375722443336" text:id="ct140375722443336">
          <text:insertion>
            <office:change-info>
              <dc:creator>Romana Boldt</dc:creator>
              <dc:date>2019-04-15T19:46:00</dc:date>
            </office:change-info>
          </text:insertion>
        </text:changed-region>
        <text:changed-region xml:id="ct140375721224840" text:id="ct140375721224840">
          <text:insertion>
            <office:change-info>
              <dc:creator>Romana Boldt</dc:creator>
              <dc:date>2019-04-15T19:47:00</dc:date>
            </office:change-info>
          </text:insertion>
        </text:changed-region>
        <text:changed-region xml:id="ct140375928553488" text:id="ct140375928553488">
          <text:insertion>
            <office:change-info>
              <dc:creator>Romana Boldt</dc:creator>
              <dc:date>2019-04-15T19:48:00</dc:date>
            </office:change-info>
          </text:insertion>
        </text:changed-region>
        <text:changed-region xml:id="ct140375824051992" text:id="ct140375824051992">
          <text:insertion>
            <office:change-info>
              <dc:creator>Romana Boldt</dc:creator>
              <dc:date>2019-04-15T19:58:00</dc:date>
            </office:change-info>
          </text:insertion>
        </text:changed-region>
        <text:changed-region xml:id="ct140375612597400" text:id="ct140375612597400">
          <text:insertion>
            <office:change-info>
              <dc:creator>Romana Boldt</dc:creator>
              <dc:date>2019-04-15T20:30:00</dc:date>
            </office:change-info>
          </text:insertion>
        </text:changed-region>
        <text:changed-region xml:id="ct140375704785488" text:id="ct140375704785488">
          <text:insertion>
            <office:change-info>
              <dc:creator>Romana Boldt</dc:creator>
              <dc:date>2019-04-15T19:58:00</dc:date>
            </office:change-info>
          </text:insertion>
        </text:changed-region>
        <text:changed-region xml:id="ct140375704787216" text:id="ct140375704787216">
          <text:insertion>
            <office:change-info>
              <dc:creator>Romana Boldt</dc:creator>
              <dc:date>2019-04-15T20:30:00</dc:date>
            </office:change-info>
          </text:insertion>
        </text:changed-region>
        <text:changed-region xml:id="ct140375927730200" text:id="ct140375927730200">
          <text:insertion>
            <office:change-info>
              <dc:creator>Romana Boldt</dc:creator>
              <dc:date>2019-04-15T19:58:00</dc:date>
            </office:change-info>
          </text:insertion>
        </text:changed-region>
        <text:changed-region xml:id="ct140375927730968" text:id="ct140375927730968">
          <text:insertion>
            <office:change-info>
              <dc:creator>Romana Boldt</dc:creator>
              <dc:date>2019-04-15T20:30:00</dc:date>
            </office:change-info>
          </text:insertion>
        </text:changed-region>
        <text:changed-region xml:id="ct140375927733272" text:id="ct140375927733272">
          <text:insertion>
            <office:change-info>
              <dc:creator>Romana Boldt</dc:creator>
              <dc:date>2019-04-15T19:58:00</dc:date>
            </office:change-info>
          </text:insertion>
        </text:changed-region>
        <text:changed-region xml:id="ct140375749112200" text:id="ct140375749112200">
          <text:insertion>
            <office:change-info>
              <dc:creator>Romana Boldt</dc:creator>
              <dc:date>2019-04-15T20:41:00</dc:date>
            </office:change-info>
          </text:insertion>
        </text:changed-region>
        <text:changed-region xml:id="ct140375749114312" text:id="ct140375749114312">
          <text:insertion>
            <office:change-info>
              <dc:creator>Romana Boldt</dc:creator>
              <dc:date>2019-04-15T19: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April 2019</text:p>
      <text:p text:style-name="P6"/>
      <text:p text:style-name="P6"/>
      <text:p text:style-name="P6"><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8">Table of Contents</text:p>
          </text:index-title>
          <text:p text:style-name="P20"><text:a xlink:type="simple" xlink:href="#__RefHeading__46139_727788380" text:style-name="Inhaltsverzeichnis_20_Link" text:visited-style-name="Inhaltsverzeichnis_20_Link">Introduction<text:tab/>7</text:a></text:p>
          <text:p text:style-name="P20"><text:a xlink:type="simple" xlink:href="#__RefHeading__4772_1847411346" text:style-name="Inhaltsverzeichnis_20_Link" text:visited-style-name="Inhaltsverzeichnis_20_Link">Suggested Proceeding<text:tab/>10</text:a></text:p>
          <text:p text:style-name="P20"><text:a xlink:type="simple" xlink:href="#__RefHeading__24625_1003309454" text:style-name="Inhaltsverzeichnis_20_Link" text:visited-style-name="Inhaltsverzeichnis_20_Link">Further Help<text:tab/>11</text:a></text:p>
          <text:p text:style-name="P20"><text:a xlink:type="simple" xlink:href="#__RefHeading__48873_545646423" text:style-name="Inhaltsverzeichnis_20_Link" text:visited-style-name="Inhaltsverzeichnis_20_Link">Safety Instructions<text:tab/>12</text:a></text:p>
          <text:p text:style-name="P20"><text:a xlink:type="simple" xlink:href="#__RefHeading__46141_727788380" text:style-name="Inhaltsverzeichnis_20_Link" text:visited-style-name="Inhaltsverzeichnis_20_Link">Installation and Update<text:tab/>13</text:a></text:p>
          <text:p text:style-name="P19"><text:a xlink:type="simple" xlink:href="#__RefHeading__47523_794096596" text:style-name="Inhaltsverzeichnis_20_Link" text:visited-style-name="Inhaltsverzeichnis_20_Link">Installation<text:tab/>13</text:a></text:p>
          <text:p text:style-name="P22"><text:a xlink:type="simple" xlink:href="#__RefHeading__52642_2112380300" text:style-name="Inhaltsverzeichnis_20_Link" text:visited-style-name="Inhaltsverzeichnis_20_Link">Download Packages<text:tab/>13</text:a></text:p>
          <text:p text:style-name="P22"><text:a xlink:type="simple" xlink:href="#__RefHeading__17344_1237669351" text:style-name="Inhaltsverzeichnis_20_Link" text:visited-style-name="Inhaltsverzeichnis_20_Link">Installation of BwPostman<text:tab/>13</text:a></text:p>
          <text:p text:style-name="P22"><text:a xlink:type="simple" xlink:href="#__RefHeading__47529_7940965961" text:style-name="Inhaltsverzeichnis_20_Link" text:visited-style-name="Inhaltsverzeichnis_20_Link">Alternative Installation<text:tab/>13</text:a></text:p>
          <text:p text:style-name="P19"><text:a xlink:type="simple" xlink:href="#__RefHeading__47531_794096596" text:style-name="Inhaltsverzeichnis_20_Link" text:visited-style-name="Inhaltsverzeichnis_20_Link">Update<text:tab/>14</text:a></text:p>
          <text:p text:style-name="P20"><text:a xlink:type="simple" xlink:href="#__RefHeading__46143_727788380" text:style-name="Inhaltsverzeichnis_20_Link" text:visited-style-name="Inhaltsverzeichnis_20_Link">Configuration<text:tab/>15</text:a></text:p>
          <text:p text:style-name="P19"><text:a xlink:type="simple" xlink:href="#__RefHeading__24532_1003309454" text:style-name="Inhaltsverzeichnis_20_Link" text:visited-style-name="Inhaltsverzeichnis_20_Link">Basic Settings<text:tab/>15</text:a></text:p>
          <text:p text:style-name="P22"><text:a xlink:type="simple" xlink:href="#__RefHeading__47533_794096596" text:style-name="Inhaltsverzeichnis_20_Link" text:visited-style-name="Inhaltsverzeichnis_20_Link">Sender's name<text:line-break/>Sender's email<text:line-break/>Reply-to-email<text:tab/>15</text:a></text:p>
          <text:p text:style-name="P22"><text:a xlink:type="simple" xlink:href="#__RefHeading__4774_1847411346" text:style-name="Inhaltsverzeichnis_20_Link" text:visited-style-name="Inhaltsverzeichnis_20_Link">Legal Infos<text:tab/>15</text:a></text:p>
          <text:p text:style-name="P22"><text:a xlink:type="simple" xlink:href="#__RefHeading__32958_1317459676" text:style-name="Inhaltsverzeichnis_20_Link" text:visited-style-name="Inhaltsverzeichnis_20_Link">Excluded article categories<text:tab/>15</text:a></text:p>
          <text:p text:style-name="P22"><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22"><text:a xlink:type="simple" xlink:href="#__RefHeading__32960_1317459676" text:style-name="Inhaltsverzeichnis_20_Link" text:visited-style-name="Inhaltsverzeichnis_20_Link">Publish newsletters at sending?<text:tab/>16</text:a></text:p>
          <text:p text:style-name="P22"><text:a xlink:type="simple" xlink:href="#__RefHeading__32962_1317459676" text:style-name="Inhaltsverzeichnis_20_Link" text:visited-style-name="Inhaltsverzeichnis_20_Link">Compress backup file<text:tab/>16</text:a></text:p>
          <text:p text:style-name="P22"><text:a xlink:type="simple" xlink:href="#__RefHeading__62232_1851832648" text:style-name="Inhaltsverzeichnis_20_Link" text:visited-style-name="Inhaltsverzeichnis_20_Link">Show Boldt Webservice link<text:tab/>16</text:a></text:p>
          <text:p text:style-name="P19"><text:a xlink:type="simple" xlink:href="#__RefHeading__4776_1847411346" text:style-name="Inhaltsverzeichnis_20_Link" text:visited-style-name="Inhaltsverzeichnis_20_Link">Registration<text:tab/>16</text:a></text:p>
          <text:p text:style-name="P22"><text:a xlink:type="simple" xlink:href="#__RefHeading__4778_1847411346" text:style-name="Inhaltsverzeichnis_20_Link" text:visited-style-name="Inhaltsverzeichnis_20_Link">Introduction text<text:tab/>16</text:a></text:p>
          <text:p text:style-name="P22"><text:a xlink:type="simple" xlink:href="#__RefHeading__32964_1317459676" text:style-name="Inhaltsverzeichnis_20_Link" text:visited-style-name="Inhaltsverzeichnis_20_Link">Show gender selection<text:tab/>16</text:a></text:p>
          <text:p text:style-name="P22"><text:a xlink:type="simple" xlink:href="#__RefHeading__4780_1847411346" text:style-name="Inhaltsverzeichnis_20_Link" text:visited-style-name="Inhaltsverzeichnis_20_Link">Display form field name and first name<text:tab/>17</text:a></text:p>
          <text:p text:style-name="P22"><text:a xlink:type="simple" xlink:href="#__RefHeading__47541_794096596" text:style-name="Inhaltsverzeichnis_20_Link" text:visited-style-name="Inhaltsverzeichnis_20_Link">Name or first name is obligation<text:tab/>17</text:a></text:p>
          <text:p text:style-name="P22"><text:a xlink:type="simple" xlink:href="#__RefHeading__44590_444093265" text:style-name="Inhaltsverzeichnis_20_Link" text:visited-style-name="Inhaltsverzeichnis_20_Link">Show additional field<text:tab/>17</text:a></text:p>
          <text:p text:style-name="P22"><text:a xlink:type="simple" xlink:href="#__RefHeading__44592_444093265" text:style-name="Inhaltsverzeichnis_20_Link" text:visited-style-name="Inhaltsverzeichnis_20_Link">Additional field is obligation<text:tab/>17</text:a></text:p>
          <text:p text:style-name="P22"><text:a xlink:type="simple" xlink:href="#__RefHeading__44594_444093265" text:style-name="Inhaltsverzeichnis_20_Link" text:visited-style-name="Inhaltsverzeichnis_20_Link">Label additional field<text:tab/>17</text:a></text:p>
          <text:p text:style-name="P22"><text:a xlink:type="simple" xlink:href="#__RefHeading__44596_444093265" text:style-name="Inhaltsverzeichnis_20_Link" text:visited-style-name="Inhaltsverzeichnis_20_Link">Tooltip additional field<text:tab/>18</text:a></text:p>
          <text:p text:style-name="P22"><text:a xlink:type="simple" xlink:href="#__RefHeading__4782_1847411346" text:style-name="Inhaltsverzeichnis_20_Link" text:visited-style-name="Inhaltsverzeichnis_20_Link">Show the mail format selection<text:tab/>18</text:a></text:p>
          <text:p text:style-name="P22"><text:a xlink:type="simple" xlink:href="#__RefHeading__4784_1847411346" text:style-name="Inhaltsverzeichnis_20_Link" text:visited-style-name="Inhaltsverzeichnis_20_Link">Email format<text:tab/>18</text:a></text:p>
          <text:p text:style-name="P22"><text:a xlink:type="simple" xlink:href="#__RefHeading__32968_1317459676" text:style-name="Inhaltsverzeichnis_20_Link" text:visited-style-name="Inhaltsverzeichnis_20_Link">Show mailinglist description<text:tab/>18</text:a></text:p>
          <text:p text:style-name="P22"><text:a xlink:type="simple" xlink:href="#__RefHeading__32970_1317459676" text:style-name="Inhaltsverzeichnis_20_Link" text:visited-style-name="Inhaltsverzeichnis_20_Link">Length of the description<text:tab/>18</text:a></text:p>
          <text:p text:style-name="P22"><text:a xlink:type="simple" xlink:href="#__RefHeading__47545_794096596" text:style-name="Inhaltsverzeichnis_20_Link" text:visited-style-name="Inhaltsverzeichnis_20_Link">Display disclaimer<text:tab/>18</text:a></text:p>
          <text:p text:style-name="P22"><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22"><text:a xlink:type="simple" xlink:href="#__RefHeading__46946_1969413198" text:style-name="Inhaltsverzeichnis_20_Link" text:visited-style-name="Inhaltsverzeichnis_20_Link">Open disclaimer in current window<text:tab/>19</text:a></text:p>
          <text:p text:style-name="P22"><text:a xlink:type="simple" xlink:href="#__RefHeading__42949_1809025423" text:style-name="Inhaltsverzeichnis_20_Link" text:visited-style-name="Inhaltsverzeichnis_20_Link">Open disclaimer in a popup window<text:tab/>19</text:a></text:p>
          <text:p text:style-name="P22"><text:a xlink:type="simple" xlink:href="#__RefHeading__46821_1391136114" text:style-name="Inhaltsverzeichnis_20_Link" text:visited-style-name="Inhaltsverzeichnis_20_Link">Secure registration form<text:tab/>19</text:a></text:p>
          <text:p text:style-name="P22"><text:a xlink:type="simple" xlink:href="#__RefHeading__46823_1391136114" text:style-name="Inhaltsverzeichnis_20_Link" text:visited-style-name="Inhaltsverzeichnis_20_Link">Question<text:line-break/>Answer<text:tab/>20</text:a></text:p>
          <text:p text:style-name="P19"><text:a xlink:type="simple" xlink:href="#__RefHeading__4788_1847411346" text:style-name="Inhaltsverzeichnis_20_Link" text:visited-style-name="Inhaltsverzeichnis_20_Link">Activation<text:tab/>20</text:a></text:p>
          <text:p text:style-name="P22"><text:a xlink:type="simple" xlink:href="#__RefHeading__4790_1847411346" text:style-name="Inhaltsverzeichnis_20_Link" text:visited-style-name="Inhaltsverzeichnis_20_Link">Title for Activation<text:tab/>20</text:a></text:p>
          <text:p text:style-name="P22"><text:a xlink:type="simple" xlink:href="#__RefHeading__24546_1003309454" text:style-name="Inhaltsverzeichnis_20_Link" text:visited-style-name="Inhaltsverzeichnis_20_Link">Text for Activation<text:tab/>20</text:a></text:p>
          <text:p text:style-name="P22"><text:a xlink:type="simple" xlink:href="#__RefHeading__24548_1003309454" text:style-name="Inhaltsverzeichnis_20_Link" text:visited-style-name="Inhaltsverzeichnis_20_Link">Text Agreement<text:tab/>20</text:a></text:p>
          <text:p text:style-name="P22"><text:a xlink:type="simple" xlink:href="#__RefHeading__4792_1847411346" text:style-name="Inhaltsverzeichnis_20_Link" text:visited-style-name="Inhaltsverzeichnis_20_Link">Activation also to webmaster<text:tab/>20</text:a></text:p>
          <text:p text:style-name="P22"><text:a xlink:type="simple" xlink:href="#__RefHeading__24540_1003309454" text:style-name="Inhaltsverzeichnis_20_Link" text:visited-style-name="Inhaltsverzeichnis_20_Link">Sender name<text:tab/>20</text:a></text:p>
          <text:p text:style-name="P22"><text:a xlink:type="simple" xlink:href="#__RefHeading__24542_1003309454" text:style-name="Inhaltsverzeichnis_20_Link" text:visited-style-name="Inhaltsverzeichnis_20_Link">Mail address of webmaster<text:tab/>21</text:a></text:p>
          <text:p text:style-name="P19"><text:a xlink:type="simple" xlink:href="#__RefHeading__32972_1317459676" text:style-name="Inhaltsverzeichnis_20_Link" text:visited-style-name="Inhaltsverzeichnis_20_Link">Unsubscription<text:tab/>21</text:a></text:p>
          <text:p text:style-name="P22"><text:a xlink:type="simple" xlink:href="#__RefHeading__32974_1317459676" text:style-name="Inhaltsverzeichnis_20_Link" text:visited-style-name="Inhaltsverzeichnis_20_Link">Cancel subscription with one click<text:tab/>21</text:a></text:p>
          <text:p text:style-name="P22"><text:a xlink:type="simple" xlink:href="#__RefHeading__32976_1317459676" text:style-name="Inhaltsverzeichnis_20_Link" text:visited-style-name="Inhaltsverzeichnis_20_Link">Unsubscription also to webmaster<text:tab/>21</text:a></text:p>
          <text:p text:style-name="P22"><text:a xlink:type="simple" xlink:href="#__RefHeading__32978_1317459676" text:style-name="Inhaltsverzeichnis_20_Link" text:visited-style-name="Inhaltsverzeichnis_20_Link">Sender name<text:tab/>21</text:a></text:p>
          <text:p text:style-name="P22"><text:a xlink:type="simple" xlink:href="#__RefHeading__32980_1317459676" text:style-name="Inhaltsverzeichnis_20_Link" text:visited-style-name="Inhaltsverzeichnis_20_Link">Mail address of webmaster<text:tab/>21</text:a></text:p>
          <text:p text:style-name="P19"><text:a xlink:type="simple" xlink:href="#__RefHeading__26890_605602350" text:style-name="Inhaltsverzeichnis_20_Link" text:visited-style-name="Inhaltsverzeichnis_20_Link">Lists View<text:tab/>21</text:a></text:p>
          <text:p text:style-name="P22"><text:a xlink:type="simple" xlink:href="#__RefHeading__26892_605602350" text:style-name="Inhaltsverzeichnis_20_Link" text:visited-style-name="Inhaltsverzeichnis_20_Link">Search Field<text:tab/>22</text:a></text:p>
          <text:p text:style-name="P22"><text:a xlink:type="simple" xlink:href="#__RefHeading__26894_605602350" text:style-name="Inhaltsverzeichnis_20_Link" text:visited-style-name="Inhaltsverzeichnis_20_Link">Show Date List Filter<text:tab/>22</text:a></text:p>
          <text:p text:style-name="P22"><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22"><text:a xlink:type="simple" xlink:href="#__RefHeading__26898_605602350" text:style-name="Inhaltsverzeichnis_20_Link" text:visited-style-name="Inhaltsverzeichnis_20_Link">Show Attachment<text:tab/>22</text:a></text:p>
          <text:p text:style-name="P22"><text:a xlink:type="simple" xlink:href="#__RefHeading__26900_605602350" text:style-name="Inhaltsverzeichnis_20_Link" text:visited-style-name="Inhaltsverzeichnis_20_Link">#Newsletters to List<text:tab/>22</text:a></text:p>
          <text:p text:style-name="P19"><text:a xlink:type="simple" xlink:href="#__RefHeading__26902_605602350" text:style-name="Inhaltsverzeichnis_20_Link" text:visited-style-name="Inhaltsverzeichnis_20_Link">Single View<text:tab/>22</text:a></text:p>
          <text:p text:style-name="P22"><text:a xlink:type="simple" xlink:href="#__RefHeading__26904_605602350" text:style-name="Inhaltsverzeichnis_20_Link" text:visited-style-name="Inhaltsverzeichnis_20_Link">Show Attachment<text:tab/>22</text:a></text:p>
          <text:p text:style-name="P22"><text:a xlink:type="simple" xlink:href="#__RefHeading__31317_1175948270" text:style-name="Inhaltsverzeichnis_20_Link" text:visited-style-name="Inhaltsverzeichnis_20_Link">Show subject as page title<text:tab/>22</text:a></text:p>
          <text:p text:style-name="P19"><text:a xlink:type="simple" xlink:href="#__RefHeading__4800_1847411346" text:style-name="Inhaltsverzeichnis_20_Link" text:visited-style-name="Inhaltsverzeichnis_20_Link">Permissions<text:tab/>22</text:a></text:p>
          <text:p text:style-name="P19"><text:a xlink:type="simple" xlink:href="#__RefHeading__29072_582814126" text:style-name="Inhaltsverzeichnis_20_Link" text:visited-style-name="Inhaltsverzeichnis_20_Link">Examples Permissions<text:tab/>24</text:a></text:p>
          <text:p text:style-name="P20"><text:a xlink:type="simple" xlink:href="#__RefHeading__46261_727788380" text:style-name="Inhaltsverzeichnis_20_Link" text:visited-style-name="Inhaltsverzeichnis_20_Link">The Back-end<text:tab/>26</text:a></text:p>
          <text:p text:style-name="P19"><text:a xlink:type="simple" xlink:href="#__RefHeading__47549_794096596" text:style-name="Inhaltsverzeichnis_20_Link" text:visited-style-name="Inhaltsverzeichnis_20_Link">Creating Mailing Lists<text:tab/>26</text:a></text:p>
          <text:p text:style-name="P19"><text:a xlink:type="simple" xlink:href="#__RefHeading__47551_794096596" text:style-name="Inhaltsverzeichnis_20_Link" text:visited-style-name="Inhaltsverzeichnis_20_Link">Enter Subscribers and Test-Recipients<text:tab/>27</text:a></text:p>
          <text:p text:style-name="P19"><text:a xlink:type="simple" xlink:href="#__RefHeading__47553_794096596" text:style-name="Inhaltsverzeichnis_20_Link" text:visited-style-name="Inhaltsverzeichnis_20_Link">Creating or Editing Newsletters<text:tab/>29</text:a></text:p>
          <text:p text:style-name="P22"><text:a xlink:type="simple" xlink:href="#__RefHeading__47557_794096596" text:style-name="Inhaltsverzeichnis_20_Link" text:visited-style-name="Inhaltsverzeichnis_20_Link">Tab General Information<text:tab/>30</text:a></text:p>
          <text:p text:style-name="P22"><text:a xlink:type="simple" xlink:href="#__RefHeading__47559_794096596" text:style-name="Inhaltsverzeichnis_20_Link" text:visited-style-name="Inhaltsverzeichnis_20_Link">Tab HTML newsletter<text:tab/>33</text:a></text:p>
          <text:p text:style-name="P21"><text:a xlink:type="simple" xlink:href="#__RefHeading__47561_794096596" text:style-name="Inhaltsverzeichnis_20_Link" text:visited-style-name="Inhaltsverzeichnis_20_Link">Personalisation<text:tab/>33</text:a></text:p>
          <text:p text:style-name="P22"><text:a xlink:type="simple" xlink:href="#__RefHeading__47563_794096596" text:style-name="Inhaltsverzeichnis_20_Link" text:visited-style-name="Inhaltsverzeichnis_20_Link">Tab Text newsletter<text:tab/>33</text:a></text:p>
          <text:p text:style-name="P22"><text:a xlink:type="simple" xlink:href="#__RefHeading__47565_794096596" text:style-name="Inhaltsverzeichnis_20_Link" text:visited-style-name="Inhaltsverzeichnis_20_Link">Tab Preview<text:tab/>34</text:a></text:p>
          <text:p text:style-name="P22"><text:a xlink:type="simple" xlink:href="#__RefHeading__47567_794096596" text:style-name="Inhaltsverzeichnis_20_Link" text:visited-style-name="Inhaltsverzeichnis_20_Link">Tab Send<text:tab/>34</text:a></text:p>
          <text:p text:style-name="P22"><text:a xlink:type="simple" xlink:href="#__RefHeading__51349_620792192" text:style-name="Inhaltsverzeichnis_20_Link" text:visited-style-name="Inhaltsverzeichnis_20_Link">Tab Queue<text:tab/>35</text:a></text:p>
          <text:p text:style-name="P22"><text:soft-page-break/><text:a xlink:type="simple" xlink:href="#__RefHeading__4802_1847411346" text:style-name="Inhaltsverzeichnis_20_Link" text:visited-style-name="Inhaltsverzeichnis_20_Link">Button Send<text:tab/>36</text:a></text:p>
          <text:p text:style-name="P22"><text:a xlink:type="simple" xlink:href="#__RefHeading__47569_794096596" text:style-name="Inhaltsverzeichnis_20_Link" text:visited-style-name="Inhaltsverzeichnis_20_Link">Sent newsletters<text:tab/>36</text:a></text:p>
          <text:p text:style-name="P19"><text:a xlink:type="simple" xlink:href="#__RefHeading__47571_794096596" text:style-name="Inhaltsverzeichnis_20_Link" text:visited-style-name="Inhaltsverzeichnis_20_Link">Creating Menu Entries For The Front-end<text:tab/>37</text:a></text:p>
          <text:p text:style-name="P22"><text:a xlink:type="simple" xlink:href="#__RefHeading__26906_605602350" text:style-name="Inhaltsverzeichnis_20_Link" text:visited-style-name="Inhaltsverzeichnis_20_Link">Newsletter registration<text:tab/>38</text:a></text:p>
          <text:p text:style-name="P22"><text:a xlink:type="simple" xlink:href="#__RefHeading__26908_605602350" text:style-name="Inhaltsverzeichnis_20_Link" text:visited-style-name="Inhaltsverzeichnis_20_Link">Edit newsletter subscription<text:tab/>38</text:a></text:p>
          <text:p text:style-name="P22"><text:a xlink:type="simple" xlink:href="#__RefHeading__26910_605602350" text:style-name="Inhaltsverzeichnis_20_Link" text:visited-style-name="Inhaltsverzeichnis_20_Link">Published newsletters (single view)<text:tab/>38</text:a></text:p>
          <text:p text:style-name="P22"><text:a xlink:type="simple" xlink:href="#__RefHeading__26912_605602350" text:style-name="Inhaltsverzeichnis_20_Link" text:visited-style-name="Inhaltsverzeichnis_20_Link">Published newsletters (overview)<text:tab/>38</text:a></text:p>
          <text:p text:style-name="P21"><text:a xlink:type="simple" xlink:href="#__RefHeading__26914_605602350" text:style-name="Inhaltsverzeichnis_20_Link" text:visited-style-name="Inhaltsverzeichnis_20_Link">Constraints<text:tab/>39</text:a></text:p>
          <text:p text:style-name="P21"><text:a xlink:type="simple" xlink:href="#__RefHeading__26916_605602350" text:style-name="Inhaltsverzeichnis_20_Link" text:visited-style-name="Inhaltsverzeichnis_20_Link">Check access<text:tab/>39</text:a></text:p>
          <text:p text:style-name="P21"><text:a xlink:type="simple" xlink:href="#__RefHeading__26918_605602350" text:style-name="Inhaltsverzeichnis_20_Link" text:visited-style-name="Inhaltsverzeichnis_20_Link">Recipient selection<text:tab/>40</text:a></text:p>
          <text:p text:style-name="P21"><text:a xlink:type="simple" xlink:href="#__RefHeading__26920_605602350" text:style-name="Inhaltsverzeichnis_20_Link" text:visited-style-name="Inhaltsverzeichnis_20_Link">Campaign selection<text:tab/>40</text:a></text:p>
          <text:p text:style-name="P20"><text:a xlink:type="simple" xlink:href="#__RefHeading__46145_727788380" text:style-name="Inhaltsverzeichnis_20_Link" text:visited-style-name="Inhaltsverzeichnis_20_Link">The Front-end<text:tab/>41</text:a></text:p>
          <text:p text:style-name="P19"><text:a xlink:type="simple" xlink:href="#__RefHeading__48502_366451164" text:style-name="Inhaltsverzeichnis_20_Link" text:visited-style-name="Inhaltsverzeichnis_20_Link">Edit newsletter subscription<text:tab/>41</text:a></text:p>
          <text:p text:style-name="P20"><text:a xlink:type="simple" xlink:href="#__RefHeading__46253_727788380" text:style-name="Inhaltsverzeichnis_20_Link" text:visited-style-name="Inhaltsverzeichnis_20_Link">Advanced Use<text:tab/>43</text:a></text:p>
          <text:p text:style-name="P19"><text:a xlink:type="simple" xlink:href="#__RefHeading__47697_794096596" text:style-name="Inhaltsverzeichnis_20_Link" text:visited-style-name="Inhaltsverzeichnis_20_Link">Campaigns<text:tab/>43</text:a></text:p>
          <text:p text:style-name="P19"><text:a xlink:type="simple" xlink:href="#__RefHeading__49724_1319260215" text:style-name="Inhaltsverzeichnis_20_Link" text:visited-style-name="Inhaltsverzeichnis_20_Link">Import and Export<text:tab/>43</text:a></text:p>
          <text:p text:style-name="P22"><text:a xlink:type="simple" xlink:href="#__RefHeading__49726_1319260215" text:style-name="Inhaltsverzeichnis_20_Link" text:visited-style-name="Inhaltsverzeichnis_20_Link">Import Subscribers<text:tab/>43</text:a></text:p>
          <text:p text:style-name="P22"><text:a xlink:type="simple" xlink:href="#__RefHeading__26922_605602350" text:style-name="Inhaltsverzeichnis_20_Link" text:visited-style-name="Inhaltsverzeichnis_20_Link">Surest Strategy To Import CSV Files<text:tab/>45</text:a></text:p>
          <text:p text:style-name="P22"><text:a xlink:type="simple" xlink:href="#__RefHeading__47701_794096596" text:style-name="Inhaltsverzeichnis_20_Link" text:visited-style-name="Inhaltsverzeichnis_20_Link">Export Subscribers<text:tab/>46</text:a></text:p>
          <text:p text:style-name="P19"><text:a xlink:type="simple" xlink:href="#__RefHeading__30983_605602350" text:style-name="Inhaltsverzeichnis_20_Link" text:visited-style-name="Inhaltsverzeichnis_20_Link">Batch Processing at Subscribers<text:tab/>47</text:a></text:p>
          <text:p text:style-name="P19"><text:a xlink:type="simple" xlink:href="#__RefHeading__47703_794096596" text:style-name="Inhaltsverzeichnis_20_Link" text:visited-style-name="Inhaltsverzeichnis_20_Link">Archive and Restore<text:tab/>47</text:a></text:p>
          <text:p text:style-name="P22"><text:a xlink:type="simple" xlink:href="#__RefHeading__49469_1372490054" text:style-name="Inhaltsverzeichnis_20_Link" text:visited-style-name="Inhaltsverzeichnis_20_Link">Delete<text:tab/>48</text:a></text:p>
          <text:p text:style-name="P22"><text:a xlink:type="simple" xlink:href="#__RefHeading__26924_605602350" text:style-name="Inhaltsverzeichnis_20_Link" text:visited-style-name="Inhaltsverzeichnis_20_Link">Check-In<text:tab/>48</text:a></text:p>
          <text:p text:style-name="P20"><text:a xlink:type="simple" xlink:href="#__RefHeading__24550_1003309454" text:style-name="Inhaltsverzeichnis_20_Link" text:visited-style-name="Inhaltsverzeichnis_20_Link">Adjust The Look In The Front-end<text:tab/>49</text:a></text:p>
          <text:p text:style-name="P20"><text:a xlink:type="simple" xlink:href="#__RefHeading__62224_1130774621" text:style-name="Inhaltsverzeichnis_20_Link" text:visited-style-name="Inhaltsverzeichnis_20_Link">Templates - Adjusting the appearance of a newsletter<text:tab/>51</text:a></text:p>
          <text:p text:style-name="P19"><text:a xlink:type="simple" xlink:href="#__RefHeading__44863_1499710416" text:style-name="Inhaltsverzeichnis_20_Link" text:visited-style-name="Inhaltsverzeichnis_20_Link">Install Templates<text:tab/>51</text:a></text:p>
          <text:p text:style-name="P19"><text:a xlink:type="simple" xlink:href="#__RefHeading__32982_1317459676" text:style-name="Inhaltsverzeichnis_20_Link" text:visited-style-name="Inhaltsverzeichnis_20_Link">Export templates<text:tab/>52</text:a></text:p>
          <text:p text:style-name="P19"><text:a xlink:type="simple" xlink:href="#__RefHeading__62226_1130774621" text:style-name="Inhaltsverzeichnis_20_Link" text:visited-style-name="Inhaltsverzeichnis_20_Link">Standard Templates<text:tab/>52</text:a></text:p>
          <text:p text:style-name="P22"><text:a xlink:type="simple" xlink:href="#__RefHeading__55858_1036753469" text:style-name="Inhaltsverzeichnis_20_Link" text:visited-style-name="Inhaltsverzeichnis_20_Link">Tab Generals<text:tab/>53</text:a></text:p>
          <text:p text:style-name="P22"><text:a xlink:type="simple" xlink:href="#__RefHeading__55860_1036753469" text:style-name="Inhaltsverzeichnis_20_Link" text:visited-style-name="Inhaltsverzeichnis_20_Link">Tab Header<text:tab/>53</text:a></text:p>
          <text:p text:style-name="P22"><text:a xlink:type="simple" xlink:href="#__RefHeading__55862_1036753469" text:style-name="Inhaltsverzeichnis_20_Link" text:visited-style-name="Inhaltsverzeichnis_20_Link">Tab Intro<text:tab/>54</text:a></text:p>
          <text:p text:style-name="P22"><text:a xlink:type="simple" xlink:href="#__RefHeading__55864_1036753469" text:style-name="Inhaltsverzeichnis_20_Link" text:visited-style-name="Inhaltsverzeichnis_20_Link">Tab Articles<text:tab/>54</text:a></text:p>
          <text:p text:style-name="P22"><text:a xlink:type="simple" xlink:href="#__RefHeading__55866_1036753469" text:style-name="Inhaltsverzeichnis_20_Link" text:visited-style-name="Inhaltsverzeichnis_20_Link">Tab Footer<text:tab/>54</text:a></text:p>
          <text:p text:style-name="P19"><text:a xlink:type="simple" xlink:href="#__RefHeading__55868_1036753469" text:style-name="Inhaltsverzeichnis_20_Link" text:visited-style-name="Inhaltsverzeichnis_20_Link">Free Templates<text:tab/>55</text:a></text:p>
          <text:p text:style-name="P22"><text:a xlink:type="simple" xlink:href="#__RefHeading__55870_1036753469" text:style-name="Inhaltsverzeichnis_20_Link" text:visited-style-name="Inhaltsverzeichnis_20_Link">Tab Generals<text:tab/>55</text:a></text:p>
          <text:p text:style-name="P22"><text:a xlink:type="simple" xlink:href="#__RefHeading__55872_1036753469" text:style-name="Inhaltsverzeichnis_20_Link" text:visited-style-name="Inhaltsverzeichnis_20_Link">Tab Template CSS<text:tab/>55</text:a></text:p>
          <text:p text:style-name="P22"><text:a xlink:type="simple" xlink:href="#__RefHeading__55874_1036753469" text:style-name="Inhaltsverzeichnis_20_Link" text:visited-style-name="Inhaltsverzeichnis_20_Link">Tab Template HTML/Template Text<text:tab/>55</text:a></text:p>
          <text:p text:style-name="P20"><text:a xlink:type="simple" xlink:href="#__RefHeading__4804_1847411346" text:style-name="Inhaltsverzeichnis_20_Link" text:visited-style-name="Inhaltsverzeichnis_20_Link">Maintenance<text:tab/>56</text:a></text:p>
          <text:p text:style-name="P19"><text:a xlink:type="simple" xlink:href="#__RefHeading__4806_1847411346" text:style-name="Inhaltsverzeichnis_20_Link" text:visited-style-name="Inhaltsverzeichnis_20_Link">Check and repair tables<text:tab/>56</text:a></text:p>
          <text:p text:style-name="P19"><text:a xlink:type="simple" xlink:href="#__RefHeading__4808_1847411346" text:style-name="Inhaltsverzeichnis_20_Link" text:visited-style-name="Inhaltsverzeichnis_20_Link">Save tables<text:tab/>57</text:a></text:p>
          <text:p text:style-name="P19"><text:a xlink:type="simple" xlink:href="#__RefHeading__4810_1847411346" text:style-name="Inhaltsverzeichnis_20_Link" text:visited-style-name="Inhaltsverzeichnis_20_Link">Restore tables<text:tab/>58</text:a></text:p>
          <text:p text:style-name="P19"><text:soft-page-break/><text:a xlink:type="simple" xlink:href="#__RefHeading__4812_1847411346" text:style-name="Inhaltsverzeichnis_20_Link" text:visited-style-name="Inhaltsverzeichnis_20_Link">Migration of BwPostman to another Joomla!® Installation?<text:tab/>59</text:a></text:p>
          <text:p text:style-name="P20"><text:a xlink:type="simple" xlink:href="#__RefHeading__32986_1317459676" text:style-name="Inhaltsverzeichnis_20_Link" text:visited-style-name="Inhaltsverzeichnis_20_Link">Modules<text:tab/>60</text:a></text:p>
          <text:p text:style-name="P19"><text:a xlink:type="simple" xlink:href="#__RefHeading__32988_1317459676" text:style-name="Inhaltsverzeichnis_20_Link" text:visited-style-name="Inhaltsverzeichnis_20_Link">BwPostman Module<text:tab/>60</text:a></text:p>
          <text:p text:style-name="P22"><text:a xlink:type="simple" xlink:href="#__RefHeading__32990_1317459676" text:style-name="Inhaltsverzeichnis_20_Link" text:visited-style-name="Inhaltsverzeichnis_20_Link">Mailing list selection <text:tab/>60</text:a></text:p>
          <text:p text:style-name="P22"><text:a xlink:type="simple" xlink:href="#__RefHeading__32992_1317459676" text:style-name="Inhaltsverzeichnis_20_Link" text:visited-style-name="Inhaltsverzeichnis_20_Link">Settings for the registration form <text:tab/>60</text:a></text:p>
          <text:p text:style-name="P19"><text:a xlink:type="simple" xlink:href="#__RefHeading__32994_1317459676" text:style-name="Inhaltsverzeichnis_20_Link" text:visited-style-name="Inhaltsverzeichnis_20_Link">BwPostman Overview Module<text:tab/>60</text:a></text:p>
          <text:p text:style-name="P20"><text:a xlink:type="simple" xlink:href="#__RefHeading__17036_1237669351" text:style-name="Inhaltsverzeichnis_20_Link" text:visited-style-name="Inhaltsverzeichnis_20_Link">Plugins<text:tab/>62</text:a></text:p>
          <text:p text:style-name="P19"><text:a xlink:type="simple" xlink:href="#__RefHeading__17038_1237669351" text:style-name="Inhaltsverzeichnis_20_Link" text:visited-style-name="Inhaltsverzeichnis_20_Link">Enhanced personalization<text:tab/>62</text:a></text:p>
          <text:p text:style-name="P19"><text:a xlink:type="simple" xlink:href="#__RefHeading__17040_1237669351" text:style-name="Inhaltsverzeichnis_20_Link" text:visited-style-name="Inhaltsverzeichnis_20_Link">User2Subscriber<text:tab/>63</text:a></text:p>
          <text:p text:style-name="P22"><text:a xlink:type="simple" xlink:href="#__RefHeading__17042_1237669351" text:style-name="Inhaltsverzeichnis_20_Link" text:visited-style-name="Inhaltsverzeichnis_20_Link">Plugin activated<text:tab/>63</text:a></text:p>
          <text:p text:style-name="P22"><text:a xlink:type="simple" xlink:href="#__RefHeading__17044_1237669351" text:style-name="Inhaltsverzeichnis_20_Link" text:visited-style-name="Inhaltsverzeichnis_20_Link">Options<text:tab/>63</text:a></text:p>
          <text:p text:style-name="P20"><text:a xlink:type="simple" xlink:href="#__RefHeading__32996_1317459676" text:style-name="Inhaltsverzeichnis_20_Link" text:visited-style-name="Inhaltsverzeichnis_20_Link">Warning messages<text:tab/>64</text:a></text:p>
          <text:p text:style-name="P20"><text:a xlink:type="simple" xlink:href="#__RefHeading__32998_1317459676" text:style-name="Inhaltsverzeichnis_20_Link" text:visited-style-name="Inhaltsverzeichnis_20_Link">Appendix<text:tab/>65</text:a></text:p>
          <text:p text:style-name="P19"><text:a xlink:type="simple" xlink:href="#__RefHeading__48904_545646423" text:style-name="Inhaltsverzeichnis_20_Link" text:visited-style-name="Inhaltsverzeichnis_20_Link">GNU Free Documentation License<text:tab/>65</text:a></text:p>
          <text:p text:style-name="P22"><text:a xlink:type="simple" xlink:href="#__RefHeading__48437_366451164" text:style-name="Inhaltsverzeichnis_20_Link" text:visited-style-name="Inhaltsverzeichnis_20_Link">0PREAMBLE<text:tab/>65</text:a></text:p>
          <text:p text:style-name="P22"><text:a xlink:type="simple" xlink:href="#__RefHeading__48439_366451164" text:style-name="Inhaltsverzeichnis_20_Link" text:visited-style-name="Inhaltsverzeichnis_20_Link">1APPLICABILITY AND DEFINITIONS<text:tab/>65</text:a></text:p>
          <text:p text:style-name="P22"><text:a xlink:type="simple" xlink:href="#__RefHeading__48441_366451164" text:style-name="Inhaltsverzeichnis_20_Link" text:visited-style-name="Inhaltsverzeichnis_20_Link">2VERBATIM COPYING<text:tab/>67</text:a></text:p>
          <text:p text:style-name="P22"><text:a xlink:type="simple" xlink:href="#__RefHeading__48443_366451164" text:style-name="Inhaltsverzeichnis_20_Link" text:visited-style-name="Inhaltsverzeichnis_20_Link">3COPYING IN QUANTITY<text:tab/>67</text:a></text:p>
          <text:p text:style-name="P22"><text:a xlink:type="simple" xlink:href="#__RefHeading__48445_366451164" text:style-name="Inhaltsverzeichnis_20_Link" text:visited-style-name="Inhaltsverzeichnis_20_Link">4MODIFICATIONS<text:tab/>68</text:a></text:p>
          <text:p text:style-name="P22"><text:a xlink:type="simple" xlink:href="#__RefHeading__48447_366451164" text:style-name="Inhaltsverzeichnis_20_Link" text:visited-style-name="Inhaltsverzeichnis_20_Link">5COMBINING DOCUMENTS<text:tab/>70</text:a></text:p>
          <text:p text:style-name="P22"><text:a xlink:type="simple" xlink:href="#__RefHeading__48449_366451164" text:style-name="Inhaltsverzeichnis_20_Link" text:visited-style-name="Inhaltsverzeichnis_20_Link">6COLLECTIONS OF DOCUMENTS<text:tab/>70</text:a></text:p>
          <text:p text:style-name="P22"><text:a xlink:type="simple" xlink:href="#__RefHeading__48451_366451164" text:style-name="Inhaltsverzeichnis_20_Link" text:visited-style-name="Inhaltsverzeichnis_20_Link">7AGGREGATION WITH INDEPENDENT WORKS<text:tab/>70</text:a></text:p>
          <text:p text:style-name="P22"><text:a xlink:type="simple" xlink:href="#__RefHeading__48453_366451164" text:style-name="Inhaltsverzeichnis_20_Link" text:visited-style-name="Inhaltsverzeichnis_20_Link">8TRANSLATION<text:tab/>71</text:a></text:p>
          <text:p text:style-name="P22"><text:a xlink:type="simple" xlink:href="#__RefHeading__48455_366451164" text:style-name="Inhaltsverzeichnis_20_Link" text:visited-style-name="Inhaltsverzeichnis_20_Link">9TERMINATION<text:tab/>71</text:a></text:p>
          <text:p text:style-name="P22"><text:a xlink:type="simple" xlink:href="#__RefHeading__48457_366451164" text:style-name="Inhaltsverzeichnis_20_Link" text:visited-style-name="Inhaltsverzeichnis_20_Link">10FUTURE REVISIONS OF THIS LICENSE<text:tab/>72</text:a></text:p>
          <text:p text:style-name="P22"><text:a xlink:type="simple" xlink:href="#__RefHeading__48459_366451164" text:style-name="Inhaltsverzeichnis_20_Link" text:visited-style-name="Inhaltsverzeichnis_20_Link">11RELICENSING<text:tab/>72</text:a></text:p>
          <text:p text:style-name="P19"><text:a xlink:type="simple" xlink:href="#__RefHeading__57056_1614059384" text:style-name="Inhaltsverzeichnis_20_Link" text:visited-style-name="Inhaltsverzeichnis_20_Link">GNU GENERAL PUBLIC LICENSE<text:tab/>74</text:a></text:p>
          <text:p text:style-name="P22"><text:a xlink:type="simple" xlink:href="#__RefHeading__54249_1614059384" text:style-name="Inhaltsverzeichnis_20_Link" text:visited-style-name="Inhaltsverzeichnis_20_Link">Preamble<text:tab/>74</text:a></text:p>
          <text:p text:style-name="P22"><text:a xlink:type="simple" xlink:href="#__RefHeading__54251_1614059384" text:style-name="Inhaltsverzeichnis_20_Link" text:visited-style-name="Inhaltsverzeichnis_20_Link">TERMS AND CONDITIONS<text:tab/>75</text:a></text:p>
          <text:p text:style-name="P21"><text:a xlink:type="simple" xlink:href="#__RefHeading__54253_1614059384" text:style-name="Inhaltsverzeichnis_20_Link" text:visited-style-name="Inhaltsverzeichnis_20_Link">0. Definitions.<text:tab/>75</text:a></text:p>
          <text:p text:style-name="P21"><text:a xlink:type="simple" xlink:href="#__RefHeading__54255_1614059384" text:style-name="Inhaltsverzeichnis_20_Link" text:visited-style-name="Inhaltsverzeichnis_20_Link">1. Source Code.<text:tab/>76</text:a></text:p>
          <text:p text:style-name="P21"><text:a xlink:type="simple" xlink:href="#__RefHeading__54257_1614059384" text:style-name="Inhaltsverzeichnis_20_Link" text:visited-style-name="Inhaltsverzeichnis_20_Link">2. Basic Permissions.<text:tab/>77</text:a></text:p>
          <text:p text:style-name="P21"><text:a xlink:type="simple" xlink:href="#__RefHeading__54259_1614059384" text:style-name="Inhaltsverzeichnis_20_Link" text:visited-style-name="Inhaltsverzeichnis_20_Link">3. Protecting Users' Legal Rights From Anti-Circumvention Law.<text:tab/>77</text:a></text:p>
          <text:p text:style-name="P21"><text:a xlink:type="simple" xlink:href="#__RefHeading__54261_1614059384" text:style-name="Inhaltsverzeichnis_20_Link" text:visited-style-name="Inhaltsverzeichnis_20_Link">4. Conveying Verbatim Copies.<text:tab/>77</text:a></text:p>
          <text:p text:style-name="P21"><text:a xlink:type="simple" xlink:href="#__RefHeading__54263_1614059384" text:style-name="Inhaltsverzeichnis_20_Link" text:visited-style-name="Inhaltsverzeichnis_20_Link">5. Conveying Modified Source Versions.<text:tab/>78</text:a></text:p>
          <text:p text:style-name="P21"><text:a xlink:type="simple" xlink:href="#__RefHeading__54265_1614059384" text:style-name="Inhaltsverzeichnis_20_Link" text:visited-style-name="Inhaltsverzeichnis_20_Link">6. Conveying Non-Source Forms.<text:tab/>78</text:a></text:p>
          <text:p text:style-name="P21"><text:a xlink:type="simple" xlink:href="#__RefHeading__54267_1614059384" text:style-name="Inhaltsverzeichnis_20_Link" text:visited-style-name="Inhaltsverzeichnis_20_Link">7. Additional Terms.<text:tab/>80</text:a></text:p>
          <text:p text:style-name="P21"><text:a xlink:type="simple" xlink:href="#__RefHeading__54269_1614059384" text:style-name="Inhaltsverzeichnis_20_Link" text:visited-style-name="Inhaltsverzeichnis_20_Link">8. Termination.<text:tab/>81</text:a></text:p>
          <text:p text:style-name="P21"><text:a xlink:type="simple" xlink:href="#__RefHeading__54271_1614059384" text:style-name="Inhaltsverzeichnis_20_Link" text:visited-style-name="Inhaltsverzeichnis_20_Link">9. Acceptance Not Required for Having Copies.<text:tab/>82</text:a></text:p>
          <text:p text:style-name="P21"><text:a xlink:type="simple" xlink:href="#__RefHeading__54273_1614059384" text:style-name="Inhaltsverzeichnis_20_Link" text:visited-style-name="Inhaltsverzeichnis_20_Link">10. Automatic Licensing of Downstream Recipients.<text:tab/>82</text:a></text:p>
          <text:p text:style-name="P21"><text:a xlink:type="simple" xlink:href="#__RefHeading__54275_1614059384" text:style-name="Inhaltsverzeichnis_20_Link" text:visited-style-name="Inhaltsverzeichnis_20_Link">11. Patents.<text:tab/>83</text:a></text:p>
          <text:p text:style-name="P21"><text:a xlink:type="simple" xlink:href="#__RefHeading__54277_1614059384" text:style-name="Inhaltsverzeichnis_20_Link" text:visited-style-name="Inhaltsverzeichnis_20_Link">12. No Surrender of Others' Freedom.<text:tab/>84</text:a></text:p>
          <text:p text:style-name="P21"><text:soft-page-break/><text:a xlink:type="simple" xlink:href="#__RefHeading__54279_1614059384" text:style-name="Inhaltsverzeichnis_20_Link" text:visited-style-name="Inhaltsverzeichnis_20_Link">13. Use with the GNU Affero General Public License.<text:tab/>84</text:a></text:p>
          <text:p text:style-name="P21"><text:a xlink:type="simple" xlink:href="#__RefHeading__54281_1614059384" text:style-name="Inhaltsverzeichnis_20_Link" text:visited-style-name="Inhaltsverzeichnis_20_Link">14. Revised Versions of this License.<text:tab/>84</text:a></text:p>
          <text:p text:style-name="P21"><text:a xlink:type="simple" xlink:href="#__RefHeading__54283_1614059384" text:style-name="Inhaltsverzeichnis_20_Link" text:visited-style-name="Inhaltsverzeichnis_20_Link">15. Disclaimer of Warranty.<text:tab/>85</text:a></text:p>
          <text:p text:style-name="P21"><text:a xlink:type="simple" xlink:href="#__RefHeading__54285_1614059384" text:style-name="Inhaltsverzeichnis_20_Link" text:visited-style-name="Inhaltsverzeichnis_20_Link">16. Limitation of Liability.<text:tab/>85</text:a></text:p>
          <text:p text:style-name="P21"><text:a xlink:type="simple" xlink:href="#__RefHeading__54287_1614059384" text:style-name="Inhaltsverzeichnis_20_Link" text:visited-style-name="Inhaltsverzeichnis_20_Link">17. Interpretation of Sections 15 and 16.<text:tab/>85</text:a></text:p>
        </text:index-body>
      </text:table-of-content>
      <text:list xml:id="list6421389963429411714"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4638787610575419676" text:style-name="List_20_1">
        <text:list-item>
          <text:p text:style-name="P35">You can compose the content of the newsletter with free text and articles that are already written in Joomla!<text:span text:style-name="T4">®</text:span>.</text:p>
        </text:list-item>
        <text:list-item>
          <text:p text:style-name="P35">The newsletters can be personalized.</text:p>
        </text:list-item>
        <text:list-item>
          <text:p text:style-name="P35">In BwPostman you can create as many mailing lists as you want and so you can get different mailing lists for every thinkable constellation of recipients (guests, registered users, issue...). </text:p>
        </text:list-item>
        <text:list-item>
          <text:p text:style-name="P35">BwPostman always generates the newsletter in HTML and in text format.</text:p>
        </text:list-item>
        <text:list-item>
          <text:p text:style-name="P35">Extensive template system for easily adjusting the appearance of newsletters. Provided templates may be copied and adjusted or you can create completely free templates for the newsletters (very big thanks to Karl Klostermann!).</text:p>
        </text:list-item>
        <text:list-item>
          <text:p text:style-name="P35">The campaign manager in BwPostman enables you to combine newsletters to a campaign that belongs together.</text:p>
        </text:list-item>
        <text:list-item>
          <text:p text:style-name="P35">You can import subscribers from a CSV- or XML-file. So you can e.g. export the address book from a mail program and import it in BwPostman. Export of subscribers is also possible.</text:p>
        </text:list-item>
        <text:list-item>
          <text:p text:style-name="P35">You can archive subscribers, newsletters, mailing lists, campaigns and templates and restore it from the archive.</text:p>
        </text:list-item>
        <text:list-item>
          <text:p text:style-name="P35">A special property is the possibility to adjust, how many mails will be sent at once. The delay is adjustable.</text:p>
        </text:list-item>
        <text:list-item>
          <text:p text:style-name="P35">Sending of up to 20 attachments with the newsletter.</text:p>
        </text:list-item>
        <text:list-item>
          <text:p text:style-name="P35">Module for newsletter subscription.</text:p>
        </text:list-item>
        <text:list-item>
          <text:p text:style-name="P35">Module for monthly overview of newsletters in front end with many and varied options.</text:p>
        </text:list-item>
        <text:list-item>
          <text:p text:style-name="P35">For the front end predefined CSS styles may be overridden by self-defined CSS file.</text:p>
        </text:list-item>
        <text:list-item>
          <text:p text:style-name="P35">User-defined texts for activation mail and legal informations.</text:p>
        </text:list-item>
        <text:list-item>
          <text:p text:style-name="P35"><text:soft-page-break/>Webmaster or another person may be informed per mail at each confirmation or unsubscription.</text:p>
        </text:list-item>
        <text:list-item>
          <text:p text:style-name="P47">Author and created date of articles of Joomla!<text:span text:style-name="T4">®</text:span> may be deselected in settings.</text:p>
        </text:list-item>
        <text:list-item>
          <text:p text:style-name="P47">Arrangements against subscriptions by robots with a simple maths task or as user defined question, adjustable in settings.</text:p>
        </text:list-item>
        <text:list-item>
          <text:p text:style-name="P47">Tables of BwPostman can be saved and restored.</text:p>
        </text:list-item>
        <text:list-item>
          <text:p text:style-name="P47">Tables of BwPostman can be checked and repaired.</text:p>
        </text:list-item>
        <text:list-item>
          <text:p text:style-name="P47">Newsletter templates can be exported and imported.</text:p>
        </text:list-item>
        <text:list-item>
          <text:p text:style-name="P47">Information of subscriber details can be printed (GDPR).</text:p>
        </text:list-item>
        <text:list-item>
          <text:p text:style-name="P47">Migration to another Joomla!<text:span text:style-name="T4">®</text:span> Installation is possible conditionally.</text:p>
        </text:list-item>
      </text:list>
      <text:p text:style-name="Text_20_body">The download of the package includes:</text:p>
      <text:list xml:id="list2710354199563796488" text:style-name="L1">
        <text:list-item>
          <text:p text:style-name="P36">The basic component BwPostman,</text:p>
        </text:list-item>
        <text:list-item>
          <text:p text:style-name="P36">a module for registration to the newsletter system to show at a module position; it may use the settings of the component or its own settings, </text:p>
        </text:list-item>
        <text:list-item>
          <text:p text:style-name="P36">a module to show the number of sent newsletters per month for selected recipients or campaigns,</text:p>
        </text:list-item>
        <text:list-item>
          <text:p text:style-name="P36">a plugin for enhanced personalization,</text:p>
        </text:list-item>
        <text:list-item>
          <text:p text:style-name="P49">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filtering and searching in back end is obviously improved with the possibilities of <text:s/>Joomla!<text:span text:style-name="T4">®</text:span> 3.</text:p>
      <text:list xml:id="list1091136974" text:continue-list="list6421389963429411714"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8768008011472624348" text:style-name="L2">
        <text:list-item>
          <text:p text:style-name="P37">Create menu entry points for front end</text:p>
        </text:list-item>
        <text:list-item>
          <text:p text:style-name="P37">Campaigns</text:p>
        </text:list-item>
        <text:list-item>
          <text:p text:style-name="P37">Import and export recipients</text:p>
        </text:list-item>
        <text:list-item>
          <text:p text:style-name="P37">Batch processing at subscribers</text:p>
        </text:list-item>
        <text:list-item>
          <text:p text:style-name="P37">Archiving of recipients, mailing-lists, newsletters, campaigns and templates</text:p>
        </text:list-item>
        <text:list-item>
          <text:p text:style-name="P37">Adjustments to the look in front-end</text:p>
        </text:list-item>
        <text:list-item>
          <text:p text:style-name="P37">Adjusting the look of the newsletters</text:p>
        </text:list-item>
        <text:list-item>
          <text:p text:style-name="P37">Maintenance</text:p>
        </text:list-item>
      </text:list>
      <text:list xml:id="list1762023757" text:continue-list="list1091136974"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8">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299452782"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4">®</text:span>-installations without problems. Most notably I test with the current Version of Joomla!<text:span text:style-name="T4">®</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4">®</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262145594"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452585118"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1000573206"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bwpostman.version_number.zip</text:span></text:span><text:span text:style-name="Strong_20_Emphasis"><text:span text:style-name="T9"> </text:span></text:span>and click at <text:span text:style-name="BwClickPath">Upload &amp; Install</text:span> – ready.</text:p>
      <text:list xml:id="list1005042716"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9">com</text:span></text:span><text:span text:style-name="BwFilePath">_</text:span><text:span text:style-name="BwFilePath"><text:span text:style-name="T9">bwpostman</text:span></text:span>, <text:s/><text:span text:style-name="BwFilePath"><text:span text:style-name="T9">mod_bwpostman</text:span></text:span>, <text:span text:style-name="BwFilePath"><text:span text:style-name="T9">mod_bwpostman_overview</text:span></text:span><text:span text:style-name="T9">, </text:span><text:span text:style-name="BwFilePath"><text:span text:style-name="T9">plg_bwpostman_personalize</text:span></text:span><text:span text:style-name="T9"> and </text:span><text:span text:style-name="BwFilePath"><text:span text:style-name="T9">plg_bwpostman_user2subscriber</text:span></text:span> and copy the unzipped files in this folder. Copying to web server works comfortably via <text:span text:style-name="T9">Filezilla.</text:span> After that attach <text:span text:style-name="BwAccentTextLow"><text:span text:style-name="T9">/com_bwpostman</text:span></text:span><text:span text:style-name="T9">, </text:span><text:span text:style-name="BwAccentTextLow"><text:span text:style-name="T9">/mod_bwpostman</text:span></text:span><text:span text:style-name="T9">, </text:span><text:span text:style-name="BwAccentTextLow"><text:span text:style-name="T9">/mod_bwpostman_overview</text:span></text:span><text:span text:style-name="T9">, </text:span><text:span text:style-name="BwAccentTextLow"><text:span text:style-name="T9">/plg_bwpostman_personalize</text:span></text:span><text:span text:style-name="T9"> respectively </text:span><text:span text:style-name="BwAccentTextLow"><text:span text:style-name="T9">/plg_bwpostman_user2subscriber</text:span></text:span> to the entered path in Joomla!<text:span text:style-name="T4">®</text:span> installer and click at <text:span text:style-name="BwClickPath">Install</text:span> in the same row.</text:p>
      <text:p text:style-name="Text_20_body"><text:soft-page-break/>In all the cases the installation finished after a few seconds and Joomla!<text:span text:style-name="T4">®</text:span> confirm the installation with a success message.</text:p>
      <text:list xml:id="list662889564"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BwAccentTextLow">Quick Icon - Joomla!</text:span><text:span text:style-name="BwAccentTextLow"><text:span text:style-name="T4">®</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3"><text:span text:style-name="BwFilePath">&lt;my_joomla_installation&gt;/images/bw_postman//backup_tables/</text:span>.</text:p>
      <text:p text:style-name="AccentLowBox">The name of the backup file is <text:span text:style-name="T3">BwPostman_Tables_Server_&lt;date&gt;_&lt;time&gt;.</text:span><text:span text:style-name="T10">xml</text:span>, where &lt;date&gt; is the actual date of the backup in the format <text:span text:style-name="T9">yyyy</text:span>_mm_<text:span text:style-name="T9">dd</text:span>, &lt;time&gt; is the time of the backup in the format <text:span text:style-name="T9">hh</text:span>_mm. When the file is created at July, 31 2018 at 08:13 AM, then the backup file is named </text:p>
      <text:p text:style-name="P13"><text:span text:style-name="BwFilePath">BwPostman_Tables_Server_2018</text:span><text:span text:style-name="BwFilePath">_07_31_08_13.</text:span><text:span text:style-name="BwFilePath"><text:span text:style-name="T9">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4">®</text:span>.</text:p>
      <text:list xml:id="list1981044100"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1"></text:span></text:span><text:span text:style-name="BwClickPath"> BwPostman</text:span> at the button <text:span text:style-name="BwClickPath">Options</text:span> in the back-end of your Joomla!<text:span text:style-name="T4">®</text:span> installation. Or you click at the button <text:span text:style-name="BwClickPath">Basic settings</text:span> in the main view of BwPostman. The options are only available in the main view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1716214443"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5">®</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5">®</text:span><text:span text:style-name="T12"> configuration. But I suggest to enter these data to become independent form changes in Joomla!</text:span><text:span text:style-name="T5">®</text:span><text:span text:style-name="T12"> core.</text:span></text:p>
      <text:list xml:id="list720062953"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2108311758"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317632126"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185393859"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2043597646"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938615062"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1630169501"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723808250" text:continue-numbering="true" text:style-name="Outline">
        <text:list-item>
          <text:list>
            <text:list-item>
              <text:list>
                <text:list-item>
                  <text:h text:style-name="P26"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711288254" text:continue-numbering="true" text:style-name="Outline">
        <text:list-item>
          <text:list>
            <text:list-item>
              <text:list>
                <text:list-item>
                  <text:h text:style-name="Heading_20_3" text:outline-level="3"><text:bookmark-start text:name="__RefHeading__4780_1847411346"/><text:soft-page-break/><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735455809"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71169479" text:continue-numbering="true" text:style-name="Outline">
        <text:list-item>
          <text:list>
            <text:list-item>
              <text:list>
                <text:list-item>
                  <text:h text:style-name="P26"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7">®</text:span><text:span text:style-name="T12">. </text:span>This setting is applies to both, component and module as long as there is nothing else adjusted in the module.</text:p>
      <text:list xml:id="list586059523"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1799600530" text:continue-numbering="true" text:style-name="Outline">
        <text:list-item>
          <text:list>
            <text:list-item>
              <text:list>
                <text:list-item>
                  <text:h text:style-name="P26"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9124418120840780733" text:style-name="BwAufzählung">
        <text:list-item>
          <text:p text:style-name="P23">At the language string, that is the left part until the equal sign, there must not occur a space or special sign. Umlauts also are not allowed.</text:p>
        </text:list-item>
        <text:list-item>
          <text:p text:style-name="P23"><text:soft-page-break/>Please don't enter spaces around the equal sign, The delimiter for the text, that shall be shown instead of the language string, use double quote.</text:p>
        </text:list-item>
        <text:list-item>
          <text:p text:style-name="P23">Each language string needs a separate row. Empty rows will be ignored at evaluation of the languages strings and may be used to structure the file.</text:p>
        </text:list-item>
      </text:list>
      <text:list xml:id="list1765037315" text:continue-list="list1799600530" text:style-name="Outline">
        <text:list-item>
          <text:list>
            <text:list-item>
              <text:list>
                <text:list-item>
                  <text:h text:style-name="P26"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1611592063"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347680171"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214551578"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468113102"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968831223"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text:soft-page-break/>But you may use it as a manner of terms of use for the newsletter, what you may do with the email address you got, or, or, or. For something, the subscriber has to give his okay.</text:p>
      <text:list xml:id="list2154468474"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5">®</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5">®</text:span><text:span text:style-name="T12">. In this case the </text:span><text:span text:style-name="BwAccentTextLow">Link target</text:span><text:span text:style-name="T12"> is </text:span><text:span text:style-name="BwAccentTextLow">Menu item</text:span><text:span text:style-name="T12">.</text:span></text:p>
      <text:list xml:id="list512407737"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2017503982"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1726544368"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6086985102592457297" text:style-name="L3">
        <text:list-item>
          <text:p text:style-name="P38">How many legs has a horse? (1, 2, …)</text:p>
        </text:list-item>
        <text:list-item>
          <text:p text:style-name="P38">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769396304" text:continue-list="list1726544368" text:style-name="Outline">
        <text:list-item>
          <text:list>
            <text:list-item>
              <text:list>
                <text:list-item>
                  <text:h text:style-name="Heading_20_3" text:outline-level="3"><text:bookmark-start text:name="__RefHeading__46823_1391136114"/><text:soft-page-break/>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89701713"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989181624"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1727505296"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052280214"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1609606973"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1518601533" text:continue-numbering="true" text:style-name="Outline">
        <text:list-item>
          <text:list>
            <text:list-item>
              <text:list>
                <text:list-item>
                  <text:h text:style-name="Heading_20_3" text:outline-level="3"><text:bookmark-start text:name="__RefHeading__24542_1003309454"/><text:soft-page-break/>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578546794" text:continue-numbering="true" text:style-name="Outline">
        <text:list-item>
          <text:list>
            <text:list-item>
              <text:h text:style-name="P32" text:outline-level="2"><text:bookmark-start text:name="__RefHeading__32972_1317459676"/>Unsubscription<text:bookmark-end text:name="__RefHeading__32972_1317459676"/></text:h>
              <text:list>
                <text:list-item>
                  <text:h text:style-name="P26"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139722064" text:continue-numbering="true" text:style-name="Outline">
        <text:list-item>
          <text:list>
            <text:list-item>
              <text:list>
                <text:list-item>
                  <text:h text:style-name="P26"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1436965428" text:continue-numbering="true" text:style-name="Outline">
        <text:list-item>
          <text:list>
            <text:list-item>
              <text:list>
                <text:list-item>
                  <text:h text:style-name="P26"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853714706" text:continue-numbering="true" text:style-name="Outline">
        <text:list-item>
          <text:list>
            <text:list-item>
              <text:list>
                <text:list-item>
                  <text:h text:style-name="P26"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282651708" text:continue-numbering="true" text:style-name="Outline">
        <text:list-item>
          <text:list>
            <text:list-item>
              <text:h text:style-name="P32"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1290615211" text:continue-numbering="true" text:style-name="Outline">
        <text:list-item>
          <text:list>
            <text:list-item>
              <text:list>
                <text:list-item>
                  <text:h text:style-name="P26" text:outline-level="3"><text:bookmark-start text:name="__RefHeading__26892_605602350"/><text:soft-page-break/>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1749865553" text:continue-numbering="true" text:style-name="Outline">
        <text:list-item>
          <text:list>
            <text:list-item>
              <text:list>
                <text:list-item>
                  <text:h text:style-name="P26"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1870356995" text:continue-numbering="true" text:style-name="Outline">
        <text:list-item>
          <text:list>
            <text:list-item>
              <text:list>
                <text:list-item>
                  <text:h text:style-name="P26"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971959246" text:continue-numbering="true" text:style-name="Outline">
        <text:list-item>
          <text:list>
            <text:list-item>
              <text:list>
                <text:list-item>
                  <text:h text:style-name="P26"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1271205944" text:continue-numbering="true" text:style-name="Outline">
        <text:list-item>
          <text:list>
            <text:list-item>
              <text:list>
                <text:list-item>
                  <text:h text:style-name="P26"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415864941" text:continue-numbering="true" text:style-name="Outline">
        <text:list-item>
          <text:list>
            <text:list-item>
              <text:h text:style-name="P32" text:outline-level="2"><text:bookmark-start text:name="__RefHeading__26902_605602350"/>Single View<text:bookmark-end text:name="__RefHeading__26902_605602350"/></text:h>
              <text:list>
                <text:list-item>
                  <text:h text:style-name="P26"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2000664510"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1814801252" text:continue-numbering="true" text:style-name="Outline">
        <text:list-item>
          <text:list>
            <text:list-item>
              <text:h text:style-name="P32"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oft-page-break/><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5">®</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5">®</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5">®</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text:soft-page-break/>BwPostman works for the permissions like Joomla!<text:span text:style-name="T4">®</text:span> with <text:span text:style-name="BwAccentTextLow">user groups</text:span>, not single users!</text:p>
      <text:p text:style-name="P12">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2173001256"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1575753963"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236445452"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oft-page-break/><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330733564"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600357678"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1662094339"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1257100572"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4">®</text:span>, only are able to register to public mailing lists (access level public). When an user has an account <text:soft-page-break/>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564878290"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2132037862"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4">®</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0">together</text:span> including the (relative) path, separated by semicolon. The relative path is what You see at the dialogue field.</text:p>
      <text:p text:style-name="P12">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Text_20_body"><text:soft-page-break/>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oes not appear and also sending from the list is not possible. That would not make sense for a template. Instead a message appears, that You are working with a content template. The tab for sending disappears after saving of a new content template newsletter and 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BwAccentTextLow">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AccentLowHead"><text:soft-page-break/>Hint:</text:p>
      <text:p text:style-name="AccentLowBox">If a newsletter belongs to a campaign, the recipients are selected at the campaign and this section does not occur.</text:p>
      <text:p text:style-name="Text_20_body">Finally you select the articles from Joomla!<text:span text:style-name="T4">®</text:span> you want to use. To do so make a double click at the desired article of Joomla!<text:span text:style-name="T4">®</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4">®</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084656691"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101474795"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711486303"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1131894189" text:continue-numbering="true" text:style-name="Outline">
        <text:list-item>
          <text:list>
            <text:list-item>
              <text:list>
                <text:list-item>
                  <text:h text:style-name="Heading_20_3" text:outline-level="3"><text:bookmark-start text:name="__RefHeading__47565_794096596"/><text:soft-page-break/>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048192204"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text:soft-page-break/>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249043736"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4">®</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2141710189"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467851315"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725181054" text:continue-numbering="true" text:style-name="Outline">
        <text:list-item>
          <text:list>
            <text:list-item>
              <text:h text:style-name="P33"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4726951947320400674" text:style-name="L4">
        <text:list-item>
          <text:p text:style-name="P39">Newsletter registration</text:p>
        </text:list-item>
        <text:list-item>
          <text:p text:style-name="P39">Edit newsletter subscription</text:p>
        </text:list-item>
        <text:list-item>
          <text:p text:style-name="P39">Published newsletters (overview)</text:p>
        </text:list-item>
        <text:list-item>
          <text:p text:style-name="P39">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530309120" text:continue-list="list1725181054" text:style-name="Outline">
        <text:list-item>
          <text:list>
            <text:list-item>
              <text:list>
                <text:list-item>
                  <text:h text:style-name="P30"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565109164"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3560784345785182199" text:style-name="L5">
        <text:list-item>
          <text:p text:style-name="P40"><text:span text:style-name="Strong_20_Emphasis">Use Globals</text:span></text:p>
          <text:p text:style-name="P40">The value set in the options of the component is used.</text:p>
        </text:list-item>
        <text:list-item>
          <text:p text:style-name="P40"><text:span text:style-name="Strong_20_Emphasis">Show</text:span></text:p>
          <text:p text:style-name="P40">The link to the attachment is shown, even if the options of the component says something else.</text:p>
        </text:list-item>
        <text:list-item>
          <text:p text:style-name="P40"><text:span text:style-name="Strong_20_Emphasis">Hide</text:span></text:p>
          <text:p text:style-name="P40">The link to the attachment is not shown, even if the options of the component says something else.</text:p>
        </text:list-item>
      </text:list>
      <text:list xml:id="list972198619" text:continue-list="list565109164"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4036090519844415909" text:style-name="L6">
        <text:list-item>
          <text:p text:style-name="P41"><text:span text:style-name="Strong_20_Emphasis">All</text:span></text:p>
          <text:p text:style-name="P41">All published newsletters are displayed, archived, too.</text:p>
        </text:list-item>
        <text:list-item>
          <text:p text:style-name="P41"><text:span text:style-name="Strong_20_Emphasis">All but not archived</text:span></text:p>
          <text:p text:style-name="P41">All published newsletters except archived are displayed.</text:p>
        </text:list-item>
        <text:list-item>
          <text:p text:style-name="P41"><text:span text:style-name="Strong_20_Emphasis">neither archived nor expired</text:span></text:p>
          <text:p text:style-name="P41"><text:soft-page-break/>Shows all newsletters, which are not archived and not expired. Expired means, that publish-down date is not overridden.</text:p>
        </text:list-item>
        <text:list-item>
          <text:p text:style-name="P41"><text:span text:style-name="Strong_20_Emphasis">not archived but expired</text:span></text:p>
          <text:p text:style-name="P41">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1"><text:span text:style-name="Strong_20_Emphasis">only archived</text:span></text:p>
          <text:p text:style-name="P41">This setting shows all archived newsletters, no matter whether expired or not.</text:p>
        </text:list-item>
        <text:list-item>
          <text:p text:style-name="P41"><text:span text:style-name="Strong_20_Emphasis">only expired</text:span></text:p>
          <text:p text:style-name="P41">With this option all expired newsletters will be displayed.</text:p>
        </text:list-item>
        <text:list-item>
          <text:p text:style-name="P41"><text:span text:style-name="Strong_20_Emphasis">archived and expired</text:span></text:p>
          <text:p text:style-name="P41">With this option all expired newsletters are shown.</text:p>
        </text:list-item>
        <text:list-item>
          <text:p text:style-name="P41"><text:span text:style-name="Strong_20_Emphasis">archived or expired</text:span></text:p>
          <text:p text:style-name="P41">Last but not least there is a possibility to show all newsletters, which are either archived or expired.</text:p>
        </text:list-item>
      </text:list>
      <text:list xml:id="list1341559611" text:continue-list="list972198619"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8274879744899700005" text:style-name="L7">
        <text:list-item>
          <text:p text:style-name="P42">In front-end only published newsletters are displayed.</text:p>
        </text:list-item>
        <text:list-item>
          <text:p text:style-name="P42">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805296657" text:continue-list="list1341559611"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72865967"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901477302"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485705789"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change-start text:change-id="ct140375572026320"/></text:p>
      <text:p text:style-name="Text_20_body">If a Subscriber changes the mail address, this new mail addr<text:change-end text:change-id="ct140375572026320"/><text:change-start text:change-id="ct140375779725064"/>ess has to be confirmed anew. This has to do with<text:change-end text:change-id="ct140375779725064"/><text:change-start text:change-id="ct140375722443336"/> the double-opt-in. Since version 2.3.0 of BwPostman a message appears after saving the changes<text:change-end text:change-id="ct140375722443336"/><text:change-start text:change-id="ct140375721224840"/> to notify the subscriber about the need to confirm <text:span text:style-name="T20">the</text:span> new mail address to be able to get newsletters furthermore.<text:change-end text:change-id="ct140375721224840"/></text:p>
      <text:p text:style-name="AccentLowHead">Hint:</text:p>
      <text:p text:style-name="AccentLowBox"><text:soft-page-break/>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2002360999"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2130219031"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9">ath-to-your-Joomla-installation</text:span></text:span><text:span text:style-name="BwFilePath">&gt;/</text:span><text:span text:style-name="BwFilePath"><text:span text:style-name="T9">administrator</text:span></text:span><text:span text:style-name="BwFilePath">/</text:span><text:span text:style-name="BwFilePath"><text:span text:style-name="T9">components</text:span></text:span><text:span text:style-name="BwFilePath">/</text:span><text:span text:style-name="BwFilePath"><text:span text:style-name="T9">com</text:span></text:span><text:span text:style-name="BwFilePath">_</text:span><text:span text:style-name="BwFilePath"><text:span text:style-name="T9">bwpostman</text:span></text:span>). They are named <text:span text:style-name="BwFilePath"><text:span text:style-name="T9">import</text:span></text:span><text:span text:style-name="BwFilePath">_</text:span><text:span text:style-name="BwFilePath"><text:span text:style-name="T9">demo.csv</text:span></text:span> and <text:span text:style-name="BwFilePath"><text:span text:style-name="T9">import</text:span></text:span><text:span text:style-name="BwFilePath">_</text:span><text:span text:style-name="BwFilePath"><text:span text:style-name="T9">demo.xml</text:span></text:span><text:span text:style-name="T9">.</text:span><text:bookmark-end text:name="__RefHeading__47699_794096596"/></text:p>
      <text:list xml:id="list859106515"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6">Caution:</text:p>
      <text:p text:style-name="AccentHighBox">In countries with mandatory double-opt-in-procedure the handling with automatic confirmation while import possibly is improper! A proper usage may be the import of subscribers from another newsletter system.</text:p>
      <text:p text:style-name="P15">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813077646"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755072421"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text:soft-page-break/>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842159909" text:continue-numbering="true" text:style-name="Outline">
        <text:list-item>
          <text:list>
            <text:list-item>
              <text:h text:style-name="P34"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198883746"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4">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text:soft-page-break/>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801570010"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1130429258"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756777210"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273716487"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4">®</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97581968"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6">®</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4">®! </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31707637"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4">®</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215806486"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239774444"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4">®</text:span>, which you will find at <text:span text:style-name="BwClickPath">Content </text:span><text:span text:style-name="BwClickPath"><text:span text:style-name="T11"></text:span></text:span><text:span text:style-name="BwClickPath"> Media Manager</text:span>.</text:p>
      <text:list xml:id="list190718217" text:continue-numbering="true" text:style-name="Outline">
        <text:list-item>
          <text:list>
            <text:list-item>
              <text:list>
                <text:list-item>
                  <text:h text:style-name="Heading_20_3" text:outline-level="3"><text:bookmark-start text:name="__RefHeading__55860_1036753469"/>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884828574"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81720771"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1196446207"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1091408096"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33483097"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1621833307"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626641287"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621328002"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3">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2144478256"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556375692"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4">®</text:span>.</text:p>
      <text:list xml:id="list1920423399"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759827050" text:continue-numbering="true" text:style-name="Outline">
        <text:list-item>
          <text:list>
            <text:list-item>
              <text:h text:style-name="Heading_20_2" text:outline-level="2"><text:bookmark-start text:name="__RefHeading__4812_1847411346"/><text:soft-page-break/>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586777444"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1">®</text:span>. But the registration module also offers further settings:</text:p>
      <text:list xml:id="list631952838"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203068625"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399190580"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ext:soft-page-break/>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1">®</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572224006"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7">Important:</text:p>
      <text:list xml:id="list2019710925" text:continue-list="list9124418120840780733" text:style-name="BwAufzählung">
        <text:list-item>
          <text:p text:style-name="P24"><text:span text:style-name="BwAccentTextHigh">Between the opening square bracket and the following bwpostman_personalize there must not be any character, also no space!</text:span></text:p>
        </text:list-item>
        <text:list-item>
          <text:p text:style-name="P24">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24">Is no text entered, then there will not raise an error, but also nothing is inserted.</text:p>
        </text:list-item>
      </text:list>
      <text:p text:style-name="Text_20_body"/>
      <text:list xml:id="list1022320364" text:continue-list="list572224006" text:style-name="Outline">
        <text:list-item>
          <text:list>
            <text:list-item>
              <text:h text:style-name="P33"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37348564"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4">®</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671922971"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change-start text:change-id="ct140375928553488"/></text:p>
      <text:list xml:id="list2178739895" text:continue-numbering="true" text:style-name="Outline">
        <text:list-item>
          <text:list>
            <text:list-item>
              <text:h text:style-name="P33" text:outline-level="2">FooterUsedMailinglists</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nuts confirmed subscribers. Archived subscribers never are counted, to them the newsletter is never sended.<text:change-end text:change-id="ct140375928553488"/><text:change-start text:change-id="ct140375824051992"/></text:p>
      <text:list xml:id="list896454360" text:continue-numbering="true" text:style-name="Outline">
        <text:list-item>
          <text:list>
            <text:list-item>
              <text:h text:style-name="P33" text:outline-level="2">BwPostman TimeControl</text:h>
            </text:list-item>
          </text:list>
        </text:list-item>
      </text:list>
      <text:p text:style-name="P12">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2">if the module cURL for php</text:span> is installed and activated at Your web server!</text:p>
      <text:p text:style-name="AccentHighBox">Aou can figure out, whether the module cURL is installed at the web server by search for curl at the back end at <text:span text:style-name="BwClickPath">System </text:span><text:span text:style-name="BwClickPath"><text:span text:style-name="T23">→</text:span></text:span><text:span text:style-name="BwClickPath"> System Information </text:span><text:span text:style-name="BwClickPath"><text:span text:style-name="T23">→</text:span></text:span><text:span text:style-name="BwClickPath"> PHP-Information</text:span>. Do You find it, You are able to use this plugin. If You can't find cURL, contact Your provider (or change the provider), to be able to use this plugin.</text:p>
      <text:list xml:id="list1759888015" text:continue-numbering="true" text:style-name="Outline">
        <text:list-item>
          <text:list>
            <text:list-item>
              <text:list>
                <text:list-item>
                  <text:h text:style-name="Heading_20_3" text:outline-level="3">Configuration</text:h>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ce mail address for this user, because success and error messages are sent to this user by mail.</text:p>
      <text:p text:style-name="AccentHighHead">Caution!</text:p>
      <text:p text:style-name="AccentHighBox">This user may not be used otherwide. You never should login into backend by this user, nor to create a scheduled newsletter! For this You use the users previously used.</text:p>
      <text:p text:style-name="P9"><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p text:style-name="P9"><text:soft-page-break/><text:span text:style-name="BwAccentField">Licence code</text:span> is used to get updates for the plugin BwPostman TimeControl.</text:p>
      <text:list xml:id="list1745569242" text:continue-numbering="true" text:style-name="Outline">
        <text:list-item>
          <text:list>
            <text:list-item>
              <text:list>
                <text:list-item>
                  <text:h text:style-name="Heading_20_3" text:outline-level="3">Activate the automation</text:h>
                </text:list-item>
              </text:list>
            </text:list-item>
          </text:list>
        </text:list-item>
      </text:list>
      <text:p text:style-name="P9">The automated sending runs by a sort of cron server by the above-mentioned user. <text:line-break/>This cron server has to be started explicitly at <text:span text:style-name="T20">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1127706632" text:continue-numbering="true" text:style-name="Outline">
        <text:list-item>
          <text:list>
            <text:list-item>
              <text:list>
                <text:list-item>
                  <text:h text:style-name="Heading_20_3" text:outline-level="3">Set sending time</text:h>
                </text:list-item>
              </text:list>
            </text:list-item>
          </text:list>
        </text:list-item>
      </text:list>
      <text:p text:style-name="P9">Is the plugin activated, there are two new input fields at editing a newsletter:</text:p>
      <text:p text:style-name="P9">The first one is a calendar field, with which You set sending date and time.</text:p>
      <text:p text:style-name="P9">The second one ia a selection of <text:span text:style-name="BwAccentTextLow">yes</text:span>/<text:span text:style-name="BwAccentTextLow">no</text:span>. Here You set, if the newsletter is ready to send. Thsi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sith this no unfinished newsletter will be sent, if the editing takes more time than then expected.</text:p>
      <text:list xml:id="list1915005768" text:continue-numbering="true" text:style-name="Outline">
        <text:list-item>
          <text:list>
            <text:list-item>
              <text:list>
                <text:list-item>
                  <text:h text:style-name="P31" text:outline-level="3">Advanced Information</text:h>
                </text:list-item>
              </text:list>
            </text:list-item>
          </text:list>
        </text:list-item>
      </text:list>
      <text:p text:style-name="P9">Also the sending by automation considers the settings of the component for </text:p>
      <text:list xml:id="list6436618387537224155" text:style-name="L8">
        <text:list-item>
          <text:p text:style-name="P50"><text:change-end text:change-id="ct140375824051992"/><text:change-start text:change-id="ct140375612597400"/>Number of newsletters per step<text:change-end text:change-id="ct140375612597400"/><text:change-start text:change-id="ct140375704785488"/></text:p>
        </text:list-item>
        <text:list-item>
          <text:p text:style-name="P50"><text:change-end text:change-id="ct140375704785488"/><text:change-start text:change-id="ct140375704787216"/>Time Delay While Sending<text:change-end text:change-id="ct140375704787216"/><text:change-start text:change-id="ct140375927730200"/></text:p>
        </text:list-item>
        <text:list-item>
          <text:p text:style-name="P50"><text:change-end text:change-id="ct140375927730200"/><text:change-start text:change-id="ct140375927730968"/>Unit Of Time Delay<text:change-end text:change-id="ct140375927730968"/><text:change-start text:change-id="ct140375927733272"/></text:p>
        </text:list-item>
      </text:list>
      <text:p text:style-name="P9">These values are read at start of the cron server and holds until the cron server is stopped and started anew, even if these values have changed meanwhile.</text:p>
      <text:p text:style-name="P9"/>
      <text:p text:style-name="P9">If You stop the cron server while it is busy by sending, the current sending will be finieshed, only then the cron server stops. <text:span text:style-name="T22">It is not possible to interrupt the automated sending!</text:span></text:p>
      <text:p text:style-name="P51"/>
      <text:p text:style-name="P11">While manual sending a newsletter the one, which starts sending, cannot do something else at <text:change-end text:change-id="ct140375927733272"/><text:change-start text:change-id="ct140375749112200"/>Joomla!<text:span text:style-name="T4">®</text:span><text:change-end text:change-id="ct140375749112200"/><text:change-start text:change-id="ct140375749114312"/> until the newsletter is sent completely. This is no more a problem with <text:soft-page-break/>the plugin BwPostman TimeControl! Because the timed sending is handed over to the cron server immediately, which runs under the user, that is specified at the options, this is the user, which sends the newsletter and this is another one than <text:span text:style-name="T20">the</text:span> currently logged in user. You are able to work along immediately, You can log out and close the browser also, the newsletter will be sent nevertheless</text:p>
      <text:p text:style-name="P11"/>
      <text:p text:style-name="P11">If You have some guidelines by Your mail providerconcerning maximum number of mails per time unit, You should prevent to send another newsletter manually, while the automated newsletter is sending. While the automated newsletter isn't due, manual sending should not be a problem.<text:change-end text:change-id="ct140375749114312"/></text:p>
      <text:list xml:id="list1834812664" text:continue-list="list1915005768"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4371527975863789594" text:style-name="L9">
        <text:list-item>
          <text:p text:style-name="P43">Joomla!<text:span text:style-name="T4">®</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43">and/or <text:span text:style-name="BwAccentTextLow">display_errors</text:span> is set to <text:span text:style-name="BwAccentTextLow">ON</text:span> in <text:span text:style-name="BwFilePath">php.ini</text:span> of the server</text:p>
        </text:list-item>
      </text:list>
      <text:list xml:id="list1301048903" text:continue-list="list1834812664"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6888545760486425692" text:style-name="Nummerierung_20_3_20_mit_20_Nummern">
        <text:list-item>
          <text:list>
            <text:list-item>
              <text:list>
                <text:list-item>
                  <text:h text:style-name="P29"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964832349" text:continue-numbering="true" text:style-name="Nummerierung_20_3_20_mit_20_Nummern">
        <text:list-item>
          <text:list>
            <text:list-item>
              <text:list>
                <text:list-item>
                  <text:h text:style-name="P27"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983066667" text:continue-numbering="true" text:style-name="Nummerierung_20_3_20_mit_20_Nummern">
        <text:list-item>
          <text:list>
            <text:list-item>
              <text:list>
                <text:list-item>
                  <text:h text:style-name="P27"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2143413262" text:continue-numbering="true" text:style-name="Nummerierung_20_3_20_mit_20_Nummern">
        <text:list-item>
          <text:list>
            <text:list-item>
              <text:list>
                <text:list-item>
                  <text:h text:style-name="P27"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104088905" text:continue-numbering="true" text:style-name="Nummerierung_20_3_20_mit_20_Nummern">
        <text:list-item>
          <text:list>
            <text:list-item>
              <text:list>
                <text:list-item>
                  <text:h text:style-name="P27"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509072750993423397" text:style-name="L10">
        <text:list-item>
          <text:p text:style-name="P5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5">C. State on the Title page the name of the publisher of the Modified Version, as the publisher. </text:p>
        </text:list-item>
        <text:list-item>
          <text:p text:style-name="P55">D. Preserve all the copyright notices of the Document. </text:p>
        </text:list-item>
        <text:list-item>
          <text:p text:style-name="P55">E. Add an appropriate copyright notice for your modifications adjacent to the other copyright notices. </text:p>
        </text:list-item>
        <text:list-item>
          <text:p text:style-name="P55"><text:soft-page-break/>F. Include, immediately after the copyright notices, a license notice giving the public permission to use the Modified Version under the terms of this License, in the form shown in the Addendum below. </text:p>
        </text:list-item>
        <text:list-item>
          <text:p text:style-name="P55">G. Preserve in that license notice the full lists of Invariant Sections and required Cover Texts given in the Document's license notice. </text:p>
        </text:list-item>
        <text:list-item>
          <text:p text:style-name="P55">H. Include an unaltered copy of this License. </text:p>
        </text:list-item>
        <text:list-item>
          <text:p text:style-name="P5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5">K. For any section Entitled "Acknowledgements" or "Dedications", Preserve the Title of the section, and preserve in the section all the substance and tone of each of the contributor acknowledgements and/or dedications given therein. </text:p>
        </text:list-item>
        <text:list-item>
          <text:p text:style-name="P55">L. Preserve all the Invariant Sections of the Document, unaltered in their text and in their titles. Section numbers or the equivalent are not considered part of the section titles. </text:p>
        </text:list-item>
        <text:list-item>
          <text:p text:style-name="P55">M. Delete any section Entitled "Endorsements". Such a section may not be included in the Modified Version. </text:p>
        </text:list-item>
        <text:list-item>
          <text:p text:style-name="P55">N. Do not retitle any existing section to be Entitled "Endorsements" or to conflict in title with any Invariant Section. </text:p>
        </text:list-item>
        <text:list-item>
          <text:p text:style-name="P55">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989565011" text:continue-list="list1104088905" text:style-name="Nummerierung_20_3_20_mit_20_Nummern">
        <text:list-item>
          <text:list>
            <text:list-item>
              <text:list>
                <text:list-item>
                  <text:h text:style-name="P27"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044873495" text:continue-numbering="true" text:style-name="Nummerierung_20_3_20_mit_20_Nummern">
        <text:list-item>
          <text:list>
            <text:list-item>
              <text:list>
                <text:list-item>
                  <text:h text:style-name="P27"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195107787" text:continue-numbering="true" text:style-name="Nummerierung_20_3_20_mit_20_Nummern">
        <text:list-item>
          <text:list>
            <text:list-item>
              <text:list>
                <text:list-item>
                  <text:h text:style-name="P27"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421450455" text:continue-numbering="true" text:style-name="Nummerierung_20_3_20_mit_20_Nummern">
        <text:list-item>
          <text:list>
            <text:list-item>
              <text:list>
                <text:list-item>
                  <text:h text:style-name="P27"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629050568" text:continue-numbering="true" text:style-name="Nummerierung_20_3_20_mit_20_Nummern">
        <text:list-item>
          <text:list>
            <text:list-item>
              <text:list>
                <text:list-item>
                  <text:h text:style-name="P27"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773971575" text:continue-numbering="true" text:style-name="Nummerierung_20_3_20_mit_20_Nummern">
        <text:list-item>
          <text:list>
            <text:list-item>
              <text:list>
                <text:list-item>
                  <text:h text:style-name="P27"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375980848" text:continue-numbering="true" text:style-name="Nummerierung_20_3_20_mit_20_Nummern">
        <text:list-item>
          <text:list>
            <text:list-item>
              <text:list>
                <text:list-item>
                  <text:h text:style-name="P27"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995478397" text:continue-list="list1301048903" text:style-name="Outline">
        <text:list-item>
          <text:list>
            <text:list-item>
              <text:h text:style-name="P33"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8">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504447111" text:continue-numbering="true" text:style-name="Outline">
        <text:list-item>
          <text:list>
            <text:list-item>
              <text:list>
                <text:list-item>
                  <text:h text:style-name="P28"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1093343683"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392307978"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2093935734" text:continue-numbering="true" text:style-name="Outline">
        <text:list-item>
          <text:list>
            <text:list-item>
              <text:list>
                <text:list-item>
                  <text:list>
                    <text:list-item>
                      <text:h text:style-name="P25"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06464445"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749034344"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476211877" text:continue-numbering="true" text:style-name="Outline">
        <text:list-item>
          <text:list>
            <text:list-item>
              <text:list>
                <text:list-item>
                  <text:list>
                    <text:list-item>
                      <text:h text:style-name="P25"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2917898893957950125" text:style-name="L11">
        <text:list-item>
          <text:p text:style-name="P52">a) The work must carry prominent notices stating that you modified it, and giving a relevant date. </text:p>
        </text:list-item>
        <text:list-item>
          <text:p text:style-name="P52">b) The work must carry prominent notices stating that it is released under this License and any conditions added under section 7. This requirement modifies the requirement in section 4 to “keep intact all notices”. </text:p>
        </text:list-item>
        <text:list-item>
          <text:p text:style-name="P5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4">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2083711156" text:continue-list="list476211877" text:style-name="Outline">
        <text:list-item>
          <text:list>
            <text:list-item>
              <text:list>
                <text:list-item>
                  <text:list>
                    <text:list-item>
                      <text:h text:style-name="P25"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4148537266481076411" text:style-name="L12">
        <text:list-item>
          <text:p text:style-name="P53">a) Convey the object code in, or embodied in, a physical product (including a physical distribution medium), accompanied by the Corresponding Source fixed on a durable physical medium customarily used for software interchange. </text:p>
        </text:list-item>
        <text:list-item>
          <text:p text:style-name="P53">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5">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581406845" text:continue-list="list2083711156" text:style-name="Outline">
        <text:list-item>
          <text:list>
            <text:list-item>
              <text:list>
                <text:list-item>
                  <text:list>
                    <text:list-item>
                      <text:h text:style-name="P25"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5680968318586043315" text:style-name="L13">
        <text:list-item>
          <text:p text:style-name="P54">a) Disclaiming warranty or limiting liability differently from the terms of sections 15 and 16 of this License; or </text:p>
        </text:list-item>
        <text:list-item>
          <text:p text:style-name="P54">b) Requiring preservation of specified reasonable legal notices or author attributions in that material or in the Appropriate Legal Notices displayed by works containing it; or </text:p>
        </text:list-item>
        <text:list-item>
          <text:p text:style-name="P54">c) Prohibiting misrepresentation of the origin of that material, or requiring that modified versions of such material be marked in reasonable ways as different from the original version; or </text:p>
        </text:list-item>
        <text:list-item>
          <text:p text:style-name="P54">d) Limiting the use for publicity purposes of names of licensors or authors of the material; or </text:p>
        </text:list-item>
        <text:list-item>
          <text:p text:style-name="P54">e) Declining to grant rights under trademark law for use of some trade names, trademarks, or service marks; or </text:p>
        </text:list-item>
        <text:list-item>
          <text:p text:style-name="P4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571096227" text:continue-list="list581406845" text:style-name="Outline">
        <text:list-item>
          <text:list>
            <text:list-item>
              <text:list>
                <text:list-item>
                  <text:list>
                    <text:list-item>
                      <text:h text:style-name="P25"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565686264"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570198877" text:continue-numbering="true" text:style-name="Outline">
        <text:list-item>
          <text:list>
            <text:list-item>
              <text:list>
                <text:list-item>
                  <text:list>
                    <text:list-item>
                      <text:h text:style-name="P25"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1425086372"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35626416"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25820257" text:continue-numbering="true" text:style-name="Outline">
        <text:list-item>
          <text:list>
            <text:list-item>
              <text:list>
                <text:list-item>
                  <text:list>
                    <text:list-item>
                      <text:h text:style-name="P25"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362845141"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2008167969"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918168706" text:continue-numbering="true" text:style-name="Outline">
        <text:list-item>
          <text:list>
            <text:list-item>
              <text:list>
                <text:list-item>
                  <text:list>
                    <text:list-item>
                      <text:h text:style-name="P25"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621429829"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8"><draw:image xlink:href="Pictures/10000000000002BB00000070CB5E2AE1.png" xlink:type="simple" xlink:show="embed" xlink:actuate="onLoad"/></draw:frame></text:p>
      </style:header>
      <style:footer>
        <text:p text:style-name="MP2">Boldt Webservice<text:tab/>page <text:page-number text:select-page="current">89</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4-15T22:27:38</dc:date>
    <dc:creator>Romana Boldt</dc:creator>
    <meta:editing-duration>P9DT22H51M41S</meta:editing-duration>
    <meta:editing-cycles>445</meta:editing-cycles>
    <meta:generator>OpenOffice/4.1.6$Unix OpenOffice.org_project/416m1$Build-9790</meta:generator>
    <meta:document-statistic meta:table-count="0" meta:image-count="1" meta:object-count="0" meta:page-count="89" meta:paragraph-count="1067" meta:word-count="27261" meta:character-count="163006"/>
  </office:meta>
</office:document-meta>
</file>